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4.941cm"/>
    </style:style>
    <style:style style:name="co29" style:family="table-column">
      <style:table-column-properties fo:break-before="auto" style:column-width="1.282cm"/>
    </style:style>
    <style:style style:name="co30" style:family="table-column">
      <style:table-column-properties fo:break-before="auto" style:column-width="1.944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1.866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595cm"/>
    </style:style>
    <style:style style:name="co37" style:family="table-column">
      <style:table-column-properties fo:break-before="auto" style:column-width="1.833cm"/>
    </style:style>
    <style:style style:name="co38" style:family="table-column">
      <style:table-column-properties fo:break-before="auto" style:column-width="3.053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98cm"/>
    </style:style>
    <style:style style:name="co41" style:family="table-column">
      <style:table-column-properties fo:break-before="auto" style:column-width="2.353cm"/>
    </style:style>
    <style:style style:name="co42" style:family="table-column">
      <style:table-column-properties fo:break-before="auto" style:column-width="5.81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2.805cm"/>
    </style:style>
    <style:style style:name="co45" style:family="table-column">
      <style:table-column-properties fo:break-before="auto" style:column-width="2.746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1.517cm"/>
    </style:style>
    <style:style style:name="co48" style:family="table-column">
      <style:table-column-properties fo:break-before="auto" style:column-width="1.575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cccccc"/>
      <style:text-properties fo:color="#000000"/>
    </style:style>
    <style:style style:name="ce4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7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7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8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78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79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82" style:family="table-cell" style:parent-style-name="Default" style:data-style-name="N1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83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85" style:family="table-cell" style:parent-style-name="Default" style:data-style-name="N1000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90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91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92" style:family="table-cell" style:parent-style-name="Default"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9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text-position="-33% 58%" style:font-name="F"/>
    </style:style>
    <style:style style:name="T2" style:family="text">
      <style:text-properties style:use-window-font-color="true" style:font-name="Standard Symbols L" fo:font-size="12pt" fo:language="es" fo:country="ES" style:letter-kerning="true" style:font-name-asian="Lohit Hindi1" style:font-size-asian="12pt" style:language-asian="hi" style:country-asian="IN" style:font-weight-asian="bold" style:font-name-complex="WenQuanYi Micro Hei1" style:font-weight-complex="bold"/>
    </style:style>
    <style:style style:name="T3" style:family="text">
      <style:text-properties style:font-name="F" style:font-weight-asian="bold" style:font-weight-complex="bold"/>
    </style:style>
    <style:style style:name="T4" style:family="text">
      <style:text-properties style:text-position="-33% 58%" style:font-name="F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style:font-weight-asian="bold" style:font-weight-complex="bold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4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4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4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4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4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4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4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5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4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4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4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4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4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4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4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4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5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4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4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4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4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4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4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4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4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4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5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([.D3]+[.D31]+[.D59])/3" office:value-type="float" office:value="1057.66666666667">
            <text:p>1057.67</text:p>
          </table:table-cell>
          <table:table-cell table:style-name="ce32" table:formula="of:=([.E3]+[.E31]+[.E59])/3" office:value-type="float" office:value="122.666666666667">
            <text:p>122.67</text:p>
          </table:table-cell>
          <table:table-cell table:style-name="ce36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([.D4]+[.D32]+[.D60])/3" office:value-type="float" office:value="80">
            <text:p>80.00</text:p>
          </table:table-cell>
          <table:table-cell table:style-name="ce32" table:formula="of:=([.E4]+[.E32]+[.E60])/3" office:value-type="float" office:value="115">
            <text:p>115.00</text:p>
          </table:table-cell>
          <table:table-cell table:style-name="ce36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([.D5]+[.D33]+[.D61])/3" office:value-type="float" office:value="18">
            <text:p>18.00</text:p>
          </table:table-cell>
          <table:table-cell table:style-name="ce32" table:formula="of:=([.E5]+[.E33]+[.E61])/3" office:value-type="float" office:value="119.333333333333">
            <text:p>119.33</text:p>
          </table:table-cell>
          <table:table-cell table:style-name="ce36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([.D6]+[.D34]+[.D62])/3" office:value-type="float" office:value="26.3333333333333">
            <text:p>26.33</text:p>
          </table:table-cell>
          <table:table-cell table:style-name="ce32" table:formula="of:=([.E6]+[.E34]+[.E62])/3" office:value-type="float" office:value="104.333333333333">
            <text:p>104.33</text:p>
          </table:table-cell>
          <table:table-cell table:style-name="ce36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([.D7]+[.D35]+[.D63])/3" office:value-type="float" office:value="33.6666666666667">
            <text:p>33.67</text:p>
          </table:table-cell>
          <table:table-cell table:style-name="ce32" table:formula="of:=([.E7]+[.E35]+[.E63])/3" office:value-type="float" office:value="121">
            <text:p>121.00</text:p>
          </table:table-cell>
          <table:table-cell table:style-name="ce36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([.D8]+[.D36]+[.D64])/3" office:value-type="float" office:value="31165">
            <text:p>31165.00</text:p>
          </table:table-cell>
          <table:table-cell table:style-name="ce32" table:formula="of:=([.E8]+[.E36]+[.E64])/3" office:value-type="float" office:value="135.333333333333">
            <text:p>135.33</text:p>
          </table:table-cell>
          <table:table-cell table:style-name="ce36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([.D9]+[.D37]+[.D65])/3" office:value-type="float" office:value="72">
            <text:p>72.00</text:p>
          </table:table-cell>
          <table:table-cell table:style-name="ce32" table:formula="of:=([.E9]+[.E37]+[.E65])/3" office:value-type="float" office:value="54.3333333333333">
            <text:p>54.33</text:p>
          </table:table-cell>
          <table:table-cell table:style-name="ce36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([.D10]+[.D38]+[.D66])/3" office:value-type="float" office:value="34">
            <text:p>34.00</text:p>
          </table:table-cell>
          <table:table-cell table:style-name="ce32" table:formula="of:=([.E10]+[.E38]+[.E66])/3" office:value-type="float" office:value="94.6666666666667">
            <text:p>94.67</text:p>
          </table:table-cell>
          <table:table-cell table:style-name="ce36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([.D11]+[.D39]+[.D67])/3" office:value-type="float" office:value="43.3333333333333">
            <text:p>43.33</text:p>
          </table:table-cell>
          <table:table-cell table:style-name="ce32" table:formula="of:=([.E11]+[.E39]+[.E67])/3" office:value-type="float" office:value="127.333333333333">
            <text:p>127.33</text:p>
          </table:table-cell>
          <table:table-cell table:style-name="ce36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2]+[.D40]+[.D68])/3" office:value-type="float" office:value="33782.3333333333">
            <text:p>33782.33</text:p>
          </table:table-cell>
          <table:table-cell table:style-name="ce32" table:formula="of:=([.E12]+[.E40]+[.E68])/3" office:value-type="float" office:value="125.666666666667">
            <text:p>125.67</text:p>
          </table:table-cell>
          <table:table-cell table:style-name="ce36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([.D13]+[.D41]+[.D69])/3" office:value-type="float" office:value="301.333333333333">
            <text:p>301.33</text:p>
          </table:table-cell>
          <table:table-cell table:style-name="ce32" table:formula="of:=([.E13]+[.E41]+[.E69])/3" office:value-type="float" office:value="118">
            <text:p>118.00</text:p>
          </table:table-cell>
          <table:table-cell table:style-name="ce36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([.D14]+[.D42]+[.D70])/3" office:value-type="float" office:value="34">
            <text:p>34.00</text:p>
          </table:table-cell>
          <table:table-cell table:style-name="ce32" table:formula="of:=([.E14]+[.E42]+[.E70])/3" office:value-type="float" office:value="120.666666666667">
            <text:p>120.67</text:p>
          </table:table-cell>
          <table:table-cell table:style-name="ce36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([.D15]+[.D43]+[.D71])/3" office:value-type="float" office:value="39.6666666666667">
            <text:p>39.67</text:p>
          </table:table-cell>
          <table:table-cell table:style-name="ce32" table:formula="of:=([.E15]+[.E43]+[.E71])/3" office:value-type="float" office:value="92.6666666666667">
            <text:p>92.67</text:p>
          </table:table-cell>
          <table:table-cell table:style-name="ce36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([.D16]+[.D44]+[.D72])/3" office:value-type="float" office:value="166.333333333333">
            <text:p>166.33</text:p>
          </table:table-cell>
          <table:table-cell table:style-name="ce32" table:formula="of:=([.E16]+[.E44]+[.E72])/3" office:value-type="float" office:value="108.666666666667">
            <text:p>108.67</text:p>
          </table:table-cell>
          <table:table-cell table:style-name="ce36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([.D17]+[.D45]+[.D73])/3" office:value-type="float" office:value="126">
            <text:p>126.00</text:p>
          </table:table-cell>
          <table:table-cell table:style-name="ce32" table:formula="of:=([.E17]+[.E45]+[.E73])/3" office:value-type="float" office:value="109">
            <text:p>109.00</text:p>
          </table:table-cell>
          <table:table-cell table:style-name="ce36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8]+[.D46]+[.D74])/3" office:value-type="float" office:value="33782.3333333333">
            <text:p>33782.33</text:p>
          </table:table-cell>
          <table:table-cell table:style-name="ce32" table:formula="of:=([.E18]+[.E46]+[.E74])/3" office:value-type="float" office:value="125.666666666667">
            <text:p>125.67</text:p>
          </table:table-cell>
          <table:table-cell table:style-name="ce36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([.D19]+[.D47]+[.D75])/3" office:value-type="float" office:value="113.333333333333">
            <text:p>113.33</text:p>
          </table:table-cell>
          <table:table-cell table:style-name="ce32" table:formula="of:=([.E19]+[.E47]+[.E75])/3" office:value-type="float" office:value="122.333333333333">
            <text:p>122.33</text:p>
          </table:table-cell>
          <table:table-cell table:style-name="ce36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([.D20]+[.D48]+[.D76])/3" office:value-type="float" office:value="6">
            <text:p>6.00</text:p>
          </table:table-cell>
          <table:table-cell table:style-name="ce32" table:formula="of:=([.E20]+[.E48]+[.E76])/3" office:value-type="float" office:value="69.3333333333333">
            <text:p>69.33</text:p>
          </table:table-cell>
          <table:table-cell table:style-name="ce36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([.D21]+[.D49]+[.D77])/3" office:value-type="float" office:value="43">
            <text:p>43.00</text:p>
          </table:table-cell>
          <table:table-cell table:style-name="ce32" table:formula="of:=([.E21]+[.E49]+[.E77])/3" office:value-type="float" office:value="126.666666666667">
            <text:p>126.67</text:p>
          </table:table-cell>
          <table:table-cell table:style-name="ce36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([.D22]+[.D50]+[.D78])/3" office:value-type="float" office:value="1061.33333333333">
            <text:p>1061.33</text:p>
          </table:table-cell>
          <table:table-cell table:style-name="ce32" table:formula="of:=([.E22]+[.E50]+[.E78])/3" office:value-type="float" office:value="116.333333333333">
            <text:p>116.33</text:p>
          </table:table-cell>
          <table:table-cell table:style-name="ce36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([.D23]+[.D51]+[.D79])/3" office:value-type="float" office:value="132">
            <text:p>132.00</text:p>
          </table:table-cell>
          <table:table-cell table:style-name="ce32" table:formula="of:=([.E23]+[.E51]+[.E79])/3" office:value-type="float" office:value="96">
            <text:p>96.00</text:p>
          </table:table-cell>
          <table:table-cell table:style-name="ce36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([.D24]+[.D52]+[.D80])/3" office:value-type="float" office:value="42">
            <text:p>42.00</text:p>
          </table:table-cell>
          <table:table-cell table:style-name="ce32" table:formula="of:=([.E24]+[.E52]+[.E80])/3" office:value-type="float" office:value="124.666666666667">
            <text:p>124.67</text:p>
          </table:table-cell>
          <table:table-cell table:style-name="ce36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([.D25]+[.D53]+[.D81])/3" office:value-type="float" office:value="945.666666666667">
            <text:p>945.67</text:p>
          </table:table-cell>
          <table:table-cell table:style-name="ce32" table:formula="of:=([.E25]+[.E53]+[.E81])/3" office:value-type="float" office:value="101">
            <text:p>101.00</text:p>
          </table:table-cell>
          <table:table-cell table:style-name="ce36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([.D26]+[.D54]+[.D82])/3" office:value-type="float" office:value="42">
            <text:p>42.00</text:p>
          </table:table-cell>
          <table:table-cell table:style-name="ce32" table:formula="of:=([.E26]+[.E54]+[.E82])/3" office:value-type="float" office:value="120">
            <text:p>120.00</text:p>
          </table:table-cell>
          <table:table-cell table:style-name="ce36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83])/3" office:value-type="float" office:value="33782.3333333333">
            <text:p>33782.33</text:p>
          </table:table-cell>
          <table:table-cell table:style-name="ce33" table:formula="of:=([.E27]+[.E55]+[.E83])/3" office:value-type="float" office:value="125.666666666667">
            <text:p>125.67</text:p>
          </table:table-cell>
          <table:table-cell table:style-name="ce37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1" office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864">
            <text:p>864</text:p>
          </table:table-cell>
          <table:table-cell table:style-name="ce21" office:value-type="float" office:value="6261">
            <text:p>6261</text:p>
          </table:table-cell>
          <table:table-cell table:style-name="ce48" office:value-type="float" office:value="33.170826844">
            <text:p>33,17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562">
            <text:p>1562</text:p>
          </table:table-cell>
          <table:table-cell table:style-name="ce48" office:value-type="float" office:value="0.125765353">
            <text:p>0,125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334">
            <text:p>1334</text:p>
          </table:table-cell>
          <table:table-cell table:style-name="ce48" office:value-type="float" office:value="0.019207576">
            <text:p>0,0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750">
            <text:p>750</text:p>
          </table:table-cell>
          <table:table-cell table:style-name="ce48" office:value-type="float" office:value="0.012569913">
            <text:p>0,012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8" office:value-type="float" office:value="0.001139151">
            <text:p>0,001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316">
            <text:p>6316</text:p>
          </table:table-cell>
          <table:table-cell table:style-name="ce48" office:value-type="float" office:value="1.654906881">
            <text:p>1,654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424">
            <text:p>6424</text:p>
          </table:table-cell>
          <table:table-cell table:style-name="ce48" office:value-type="float" office:value="1.141960106">
            <text:p>1,142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958">
            <text:p>1958</text:p>
          </table:table-cell>
          <table:table-cell table:style-name="ce48" office:value-type="float" office:value="0.107884677">
            <text:p>0,107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727">
            <text:p>7727</text:p>
          </table:table-cell>
          <table:table-cell table:style-name="ce48" office:value-type="float" office:value="2.487525918">
            <text:p>2,48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2134">
            <text:p>2134</text:p>
          </table:table-cell>
          <table:table-cell table:style-name="ce48" office:value-type="float" office:value="0.060165368">
            <text:p>0,06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450">
            <text:p>7450</text:p>
          </table:table-cell>
          <table:table-cell table:style-name="ce48" office:value-type="float" office:value="3.218803304">
            <text:p>3,218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42" office:value-type="float" office:value="20">
            <text:p>20</text:p>
          </table:table-cell>
          <table:table-cell table:number-columns-repeated="2" table:style-name="ce42" office:value-type="float" office:value="203">
            <text:p>203</text:p>
          </table:table-cell>
          <table:table-cell table:style-name="ce42"/>
          <table:table-cell table:style-name="ce50"/>
          <table:table-cell table:style-name="ce40"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535">
            <text:p>2535</text:p>
          </table:table-cell>
          <table:table-cell table:style-name="ce48" office:value-type="float" office:value="0.270679952">
            <text:p>0,2707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957">
            <text:p>40957</text:p>
          </table:table-cell>
          <table:table-cell table:style-name="ce42" office:value-type="float" office:value="4699">
            <text:p>4699</text:p>
          </table:table-cell>
          <table:table-cell table:style-name="ce42"/>
          <table:table-cell table:style-name="ce51"/>
          <table:table-cell table:style-name="ce40"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496">
            <text:p>5496</text:p>
          </table:table-cell>
          <table:table-cell table:style-name="ce48" office:value-type="float" office:value="5.523450634">
            <text:p>5,52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52" office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9046">
            <text:p>9046</text:p>
          </table:table-cell>
          <table:table-cell table:style-name="ce48" office:value-type="float" office:value="5.213862978">
            <text:p>5,213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42" office:value-type="float" office:value="30">
            <text:p>30</text:p>
          </table:table-cell>
          <table:table-cell table:number-columns-repeated="2" table:style-name="ce42" office:value-type="float" office:value="1195">
            <text:p>1195</text:p>
          </table:table-cell>
          <table:table-cell table:style-name="ce42"/>
          <table:table-cell table:style-name="ce50"/>
          <table:table-cell table:style-name="ce41"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926">
            <text:p>2926</text:p>
          </table:table-cell>
          <table:table-cell table:style-name="ce48" office:value-type="float" office:value="0.138368608">
            <text:p>0,138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75">
            <text:p>275</text:p>
          </table:table-cell>
          <table:table-cell table:style-name="ce48" office:value-type="float" office:value="0.683078388">
            <text:p>0,68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3782">
            <text:p>3782</text:p>
          </table:table-cell>
          <table:table-cell table:style-name="ce48" office:value-type="float" office:value="1.987862879">
            <text:p>1,98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8956">
            <text:p>8956</text:p>
          </table:table-cell>
          <table:table-cell table:style-name="ce48" office:value-type="float" office:value="16.930667767">
            <text:p>16,9307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43" office:value-type="float" office:value="27">
            <text:p>27</text:p>
          </table:table-cell>
          <table:table-cell table:number-columns-repeated="2" table:style-name="ce43" office:value-type="float" office:value="40957">
            <text:p>40957</text:p>
          </table:table-cell>
          <table:table-cell table:style-name="ce43"/>
          <table:table-cell table:style-name="ce53"/>
          <table:table-cell table:style-name="ce40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1" office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888">
            <text:p>888</text:p>
          </table:table-cell>
          <table:table-cell table:style-name="ce21" office:value-type="float" office:value="6016">
            <text:p>6016</text:p>
          </table:table-cell>
          <table:table-cell table:style-name="ce48" office:value-type="float" office:value="33.318682322">
            <text:p>33,31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92">
            <text:p>1492</text:p>
          </table:table-cell>
          <table:table-cell table:style-name="ce48" office:value-type="float" office:value="0.078829683">
            <text:p>0,078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472">
            <text:p>1472</text:p>
          </table:table-cell>
          <table:table-cell table:style-name="ce48" office:value-type="float" office:value="0.026438532">
            <text:p>0,02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44">
            <text:p>744</text:p>
          </table:table-cell>
          <table:table-cell table:style-name="ce48" office:value-type="float" office:value="0.013894312">
            <text:p>0,013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4" office:value-type="float" office:value="0.000689539">
            <text:p>6.90E-0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215">
            <text:p>6215</text:p>
          </table:table-cell>
          <table:table-cell table:style-name="ce48" office:value-type="float" office:value="2.524147817">
            <text:p>2,52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032">
            <text:p>6032</text:p>
          </table:table-cell>
          <table:table-cell table:style-name="ce48" office:value-type="float" office:value="1.938569167">
            <text:p>1,938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820">
            <text:p>1820</text:p>
          </table:table-cell>
          <table:table-cell table:style-name="ce48" office:value-type="float" office:value="0.078457056">
            <text:p>0,078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7087">
            <text:p>7087</text:p>
          </table:table-cell>
          <table:table-cell table:style-name="ce48" office:value-type="float" office:value="0.949947771">
            <text:p>0,949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984">
            <text:p>1984</text:p>
          </table:table-cell>
          <table:table-cell table:style-name="ce48" office:value-type="float" office:value="0.098518834">
            <text:p>0,09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182">
            <text:p>7182</text:p>
          </table:table-cell>
          <table:table-cell table:style-name="ce48" office:value-type="float" office:value="1.569757257">
            <text:p>1,569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123">
            <text:p>2123</text:p>
          </table:table-cell>
          <table:table-cell table:style-name="ce48" office:value-type="float" office:value="0.248225967">
            <text:p>0,2482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503">
            <text:p>5503</text:p>
          </table:table-cell>
          <table:table-cell table:style-name="ce48" office:value-type="float" office:value="2.524173123">
            <text:p>2,524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54" office:value-type="float" office:value="0.00047558">
            <text:p>4.76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9500">
            <text:p>9500</text:p>
          </table:table-cell>
          <table:table-cell table:style-name="ce48" office:value-type="float" office:value="3.070396494">
            <text:p>3,07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723">
            <text:p>2723</text:p>
          </table:table-cell>
          <table:table-cell table:style-name="ce48" office:value-type="float" office:value="0.137376277">
            <text:p>0,13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33">
            <text:p>233</text:p>
          </table:table-cell>
          <table:table-cell table:style-name="ce48" office:value-type="float" office:value="0.200976739">
            <text:p>0,201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3494">
            <text:p>3494</text:p>
          </table:table-cell>
          <table:table-cell table:style-name="ce48" office:value-type="float" office:value="1.320084775">
            <text:p>1,32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9082">
            <text:p>9082</text:p>
          </table:table-cell>
          <table:table-cell table:style-name="ce48" office:value-type="float" office:value="2.045381633">
            <text:p>2,0454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number-columns-repeated="2" table:style-name="ce22" office:value-type="float" office:value="40957">
            <text:p>40957</text:p>
          </table:table-cell>
          <table:table-cell table:style-name="ce22"/>
          <table:table-cell table:style-name="ce5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5924">
            <text:p>5924</text:p>
          </table:table-cell>
          <table:table-cell table:style-name="ce56" office:value-type="float" office:value="40.662959712">
            <text:p>40,663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599">
            <text:p>1599</text:p>
          </table:table-cell>
          <table:table-cell table:style-name="ce56" office:value-type="float" office:value="0.13253106">
            <text:p>0,132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356">
            <text:p>1356</text:p>
          </table:table-cell>
          <table:table-cell table:style-name="ce56" office:value-type="float" office:value="0.024395757">
            <text:p>0,02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790">
            <text:p>790</text:p>
          </table:table-cell>
          <table:table-cell table:style-name="ce56" office:value-type="float" office:value="0.013598714">
            <text:p>0,013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4" office:value-type="float" office:value="0.000981091">
            <text:p>9.81E-0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57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222">
            <text:p>6222</text:p>
          </table:table-cell>
          <table:table-cell table:style-name="ce56" office:value-type="float" office:value="1.564079006">
            <text:p>1,5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5660">
            <text:p>5660</text:p>
          </table:table-cell>
          <table:table-cell table:style-name="ce56" office:value-type="float" office:value="0.530895004">
            <text:p>0,53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974">
            <text:p>1974</text:p>
          </table:table-cell>
          <table:table-cell table:style-name="ce56" office:value-type="float" office:value="0.185147738">
            <text:p>0,185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57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6967">
            <text:p>6967</text:p>
          </table:table-cell>
          <table:table-cell table:style-name="ce56" office:value-type="float" office:value="1.996606838">
            <text:p>1,996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2128">
            <text:p>2128</text:p>
          </table:table-cell>
          <table:table-cell table:style-name="ce56" office:value-type="float" office:value="0.067148692">
            <text:p>0,067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678">
            <text:p>7678</text:p>
          </table:table-cell>
          <table:table-cell table:style-name="ce56" office:value-type="float" office:value="16.253751256">
            <text:p>16,253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648">
            <text:p>2648</text:p>
          </table:table-cell>
          <table:table-cell table:style-name="ce56" office:value-type="float" office:value="0.256503968">
            <text:p>0,256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21" office:value-type="float" office:value="40957">
            <text:p>40957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155">
            <text:p>5155</text:p>
          </table:table-cell>
          <table:table-cell table:style-name="ce56" office:value-type="float" office:value="4.13077757">
            <text:p>4,13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6">
            <text:p>6</text:p>
          </table:table-cell>
          <table:table-cell table:style-name="ce54" office:value-type="float" office:value="0.000438895">
            <text:p>4.39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10176">
            <text:p>10176</text:p>
          </table:table-cell>
          <table:table-cell table:style-name="ce56" office:value-type="float" office:value="5.507903643">
            <text:p>5,507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768">
            <text:p>2768</text:p>
          </table:table-cell>
          <table:table-cell table:style-name="ce56" office:value-type="float" office:value="0.138076052">
            <text:p>0,138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09">
            <text:p>209</text:p>
          </table:table-cell>
          <table:table-cell table:style-name="ce56" office:value-type="float" office:value="0.130337442">
            <text:p>0,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335">
            <text:p>3335</text:p>
          </table:table-cell>
          <table:table-cell table:style-name="ce56" office:value-type="float" office:value="1.313665382">
            <text:p>1,3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9184">
            <text:p>9184</text:p>
          </table:table-cell>
          <table:table-cell table:style-name="ce56" office:value-type="float" office:value="1.239675002">
            <text:p>1,2397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number-columns-repeated="2" table:style-name="ce22" office:value-type="float" office:value="40957">
            <text:p>40957</text:p>
          </table:table-cell>
          <table:table-cell table:style-name="ce22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46" table:formula="of:=([.D3]+[.D31]+[.D59])/3" office:value-type="float" office:value="950.333333333333">
            <text:p>950,33</text:p>
          </table:table-cell>
          <table:table-cell table:style-name="ce46" table:formula="of:=([.E3]+[.E31]+[.E59])/3" office:value-type="float" office:value="6067">
            <text:p>6067,00</text:p>
          </table:table-cell>
          <table:table-cell table:style-name="ce48" table:formula="of:=([.F3]+[.F31]+[.F59])/3" office:value-type="float" office:value="35.717489626">
            <text:p>35,71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46" table:formula="of:=([.D4]+[.D32]+[.D60])/3" office:value-type="float" office:value="70.6666666666667">
            <text:p>70,67</text:p>
          </table:table-cell>
          <table:table-cell table:style-name="ce46" table:formula="of:=([.E4]+[.E32]+[.E60])/3" office:value-type="float" office:value="1551">
            <text:p>1551,00</text:p>
          </table:table-cell>
          <table:table-cell table:style-name="ce48" table:formula="of:=([.F4]+[.F32]+[.F60])/3" office:value-type="float" office:value="0.112375365333333">
            <text:p>0,112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46" table:formula="of:=([.D5]+[.D33]+[.D61])/3" office:value-type="float" office:value="18">
            <text:p>18,00</text:p>
          </table:table-cell>
          <table:table-cell table:style-name="ce46" table:formula="of:=([.E5]+[.E33]+[.E61])/3" office:value-type="float" office:value="1387.33333333333">
            <text:p>1387,33</text:p>
          </table:table-cell>
          <table:table-cell table:style-name="ce48" table:formula="of:=([.F5]+[.F33]+[.F61])/3" office:value-type="float" office:value="0.0233472883333333">
            <text:p>0,023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46" table:formula="of:=([.D6]+[.D34]+[.D62])/3" office:value-type="float" office:value="28">
            <text:p>28,00</text:p>
          </table:table-cell>
          <table:table-cell table:style-name="ce46" table:formula="of:=([.E6]+[.E34]+[.E62])/3" office:value-type="float" office:value="761.333333333333">
            <text:p>761,33</text:p>
          </table:table-cell>
          <table:table-cell table:style-name="ce48" table:formula="of:=([.F6]+[.F34]+[.F62])/3" office:value-type="float" office:value="0.013354313">
            <text:p>0,01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46" table:formula="of:=([.D7]+[.D35]+[.D63])/3" office:value-type="float" office:value="34">
            <text:p>34,00</text:p>
          </table:table-cell>
          <table:table-cell table:style-name="ce46" table:formula="of:=([.E7]+[.E35]+[.E63])/3" office:value-type="float" office:value="0">
            <text:p>0,00</text:p>
          </table:table-cell>
          <table:table-cell table:style-name="ce48" table:formula="of:=([.F7]+[.F35]+[.F63])/3" office:value-type="float" office:value="0.000936593666666667">
            <text:p>0,000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5" office:value-type="float" office:value="31519">
            <text:p>31519</text:p>
          </table:table-cell>
          <table:table-cell table:style-name="ce46" table:formula="of:=([.D8]+[.D36]+[.D64])/3" office:value-type="float" office:value="31519">
            <text:p>31519,00</text:p>
          </table:table-cell>
          <table:table-cell table:style-name="ce46"/>
          <table:table-cell table:style-name="ce48" table:formula="of:=([.F8]+[.F36]+[.F64])/3" office:value-type="float" office:value="0">
            <text:p>0,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46" table:formula="of:=([.D9]+[.D37]+[.D65])/3" office:value-type="float" office:value="70.3333333333333">
            <text:p>70,33</text:p>
          </table:table-cell>
          <table:table-cell table:style-name="ce46" table:formula="of:=([.E9]+[.E37]+[.E65])/3" office:value-type="float" office:value="6251">
            <text:p>6251,00</text:p>
          </table:table-cell>
          <table:table-cell table:style-name="ce48" table:formula="of:=([.F9]+[.F37]+[.F65])/3" office:value-type="float" office:value="1.91437790133333">
            <text:p>1,9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46" table:formula="of:=([.D10]+[.D38]+[.D66])/3" office:value-type="float" office:value="34">
            <text:p>34,00</text:p>
          </table:table-cell>
          <table:table-cell table:style-name="ce46" table:formula="of:=([.E10]+[.E38]+[.E66])/3" office:value-type="float" office:value="6038.66666666667">
            <text:p>6038,67</text:p>
          </table:table-cell>
          <table:table-cell table:style-name="ce48" table:formula="of:=([.F10]+[.F38]+[.F66])/3" office:value-type="float" office:value="1.20380809233333">
            <text:p>1,203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46" table:formula="of:=([.D11]+[.D39]+[.D67])/3" office:value-type="float" office:value="46">
            <text:p>46,00</text:p>
          </table:table-cell>
          <table:table-cell table:style-name="ce46" table:formula="of:=([.E11]+[.E39]+[.E67])/3" office:value-type="float" office:value="1917.33333333333">
            <text:p>1917,33</text:p>
          </table:table-cell>
          <table:table-cell table:style-name="ce48" table:formula="of:=([.F11]+[.F39]+[.F67])/3" office:value-type="float" office:value="0.123829823666667">
            <text:p>0,123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6" table:formula="of:=([.D12]+[.D40]+[.D68])/3" office:value-type="float" office:value="40957">
            <text:p>40957,00</text:p>
          </table:table-cell>
          <table:table-cell table:style-name="ce46"/>
          <table:table-cell table:style-name="ce48" table:formula="of:=([.F12]+[.F40]+[.F68])/3" office:value-type="float" office:value="0">
            <text:p>0,0000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46" table:formula="of:=([.D13]+[.D41]+[.D69])/3" office:value-type="float" office:value="159">
            <text:p>159,00</text:p>
          </table:table-cell>
          <table:table-cell table:style-name="ce46" table:formula="of:=([.E13]+[.E41]+[.E69])/3" office:value-type="float" office:value="7260.33333333333">
            <text:p>7260,33</text:p>
          </table:table-cell>
          <table:table-cell table:style-name="ce48" table:formula="of:=([.F13]+[.F41]+[.F69])/3" office:value-type="float" office:value="1.81136017566667">
            <text:p>1,811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46" table:formula="of:=([.D14]+[.D42]+[.D70])/3" office:value-type="float" office:value="34">
            <text:p>34,00</text:p>
          </table:table-cell>
          <table:table-cell table:style-name="ce46" table:formula="of:=([.E14]+[.E42]+[.E70])/3" office:value-type="float" office:value="2082">
            <text:p>2082,00</text:p>
          </table:table-cell>
          <table:table-cell table:style-name="ce48" table:formula="of:=([.F14]+[.F42]+[.F70])/3" office:value-type="float" office:value="0.0752776313333333">
            <text:p>0,07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46" table:formula="of:=([.D15]+[.D43]+[.D71])/3" office:value-type="float" office:value="40">
            <text:p>40,00</text:p>
          </table:table-cell>
          <table:table-cell table:style-name="ce46" table:formula="of:=([.E15]+[.E43]+[.E71])/3" office:value-type="float" office:value="7436.66666666667">
            <text:p>7436,67</text:p>
          </table:table-cell>
          <table:table-cell table:style-name="ce48" table:formula="of:=([.F15]+[.F43]+[.F71])/3" office:value-type="float" office:value="7.014103939">
            <text:p>7,014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46" table:formula="of:=([.D16]+[.D44]+[.D72])/3" office:value-type="float" office:value="203">
            <text:p>203,00</text:p>
          </table:table-cell>
          <table:table-cell table:style-name="ce46"/>
          <table:table-cell table:style-name="ce48" table:formula="of:=([.F16]+[.F44]+[.F72])/3" office:value-type="float" office:value="0">
            <text:p>0,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46" table:formula="of:=([.D17]+[.D45]+[.D73])/3" office:value-type="float" office:value="103">
            <text:p>103,00</text:p>
          </table:table-cell>
          <table:table-cell table:style-name="ce46" table:formula="of:=([.E17]+[.E45]+[.E73])/3" office:value-type="float" office:value="2435.33333333333">
            <text:p>2435,33</text:p>
          </table:table-cell>
          <table:table-cell table:style-name="ce48" table:formula="of:=([.F17]+[.F45]+[.F73])/3" office:value-type="float" office:value="0.258469962333333">
            <text:p>0,2585</text:p>
          </table:table-cell>
          <table:table-cell table:style-name="ce41" table:number-columns-repeated="1008"/>
          <table:table-cell table:number-columns-repeated="10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46" table:formula="of:=([.D18]+[.D46]+[.D74])/3" office:value-type="float" office:value="16241">
            <text:p>16241,00</text:p>
          </table:table-cell>
          <table:table-cell table:style-name="ce46"/>
          <table:table-cell table:style-name="ce48"/>
          <table:table-cell table:style-name="ce41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46" table:formula="of:=([.D19]+[.D47]+[.D75])/3" office:value-type="float" office:value="128">
            <text:p>128,00</text:p>
          </table:table-cell>
          <table:table-cell table:style-name="ce46" table:formula="of:=([.E19]+[.E47]+[.E75])/3" office:value-type="float" office:value="5384.66666666667">
            <text:p>5384,67</text:p>
          </table:table-cell>
          <table:table-cell table:style-name="ce48" table:formula="of:=([.F19]+[.F47]+[.F75])/3" office:value-type="float" office:value="4.059467109">
            <text:p>4,05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46" table:formula="of:=([.D20]+[.D48]+[.D76])/3" office:value-type="float" office:value="6">
            <text:p>6,00</text:p>
          </table:table-cell>
          <table:table-cell table:style-name="ce46" table:formula="of:=([.E20]+[.E48]+[.E76])/3" office:value-type="float" office:value="10.6666666666667">
            <text:p>10,67</text:p>
          </table:table-cell>
          <table:table-cell table:style-name="ce48" table:formula="of:=([.F20]+[.F48]+[.F76])/3" office:value-type="float" office:value="0.000321988">
            <text:p>0,00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46" table:formula="of:=([.D21]+[.D49]+[.D77])/3" office:value-type="float" office:value="43">
            <text:p>43,00</text:p>
          </table:table-cell>
          <table:table-cell table:style-name="ce46" table:formula="of:=([.E21]+[.E49]+[.E77])/3" office:value-type="float" office:value="9574">
            <text:p>9574,00</text:p>
          </table:table-cell>
          <table:table-cell table:style-name="ce48" table:formula="of:=([.F21]+[.F49]+[.F77])/3" office:value-type="float" office:value="4.597387705">
            <text:p>4,5974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46" table:formula="of:=([.D22]+[.D50]+[.D78])/3" office:value-type="float" office:value="1195">
            <text:p>1195,00</text:p>
          </table:table-cell>
          <table:table-cell table:style-name="ce46"/>
          <table:table-cell table:style-name="ce48"/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46" table:formula="of:=([.D23]+[.D51]+[.D79])/3" office:value-type="float" office:value="96">
            <text:p>96,00</text:p>
          </table:table-cell>
          <table:table-cell table:style-name="ce46" table:formula="of:=([.E23]+[.E51]+[.E79])/3" office:value-type="float" office:value="2805.66666666667">
            <text:p>2805,67</text:p>
          </table:table-cell>
          <table:table-cell table:style-name="ce48" table:formula="of:=([.F23]+[.F51]+[.F79])/3" office:value-type="float" office:value="0.137940312333333">
            <text:p>0,13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46" table:formula="of:=([.D24]+[.D52]+[.D80])/3" office:value-type="float" office:value="42">
            <text:p>42,00</text:p>
          </table:table-cell>
          <table:table-cell table:style-name="ce46" table:formula="of:=([.E24]+[.E52]+[.E80])/3" office:value-type="float" office:value="239">
            <text:p>239,00</text:p>
          </table:table-cell>
          <table:table-cell table:style-name="ce48" table:formula="of:=([.F24]+[.F52]+[.F80])/3" office:value-type="float" office:value="0.338130856333333">
            <text:p>0,3381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46" table:formula="of:=([.D25]+[.D53]+[.D81])/3" office:value-type="float" office:value="170">
            <text:p>170,00</text:p>
          </table:table-cell>
          <table:table-cell table:style-name="ce46" table:formula="of:=([.E25]+[.E53]+[.E81])/3" office:value-type="float" office:value="3537">
            <text:p>3537,00</text:p>
          </table:table-cell>
          <table:table-cell table:style-name="ce48" table:formula="of:=([.F25]+[.F53]+[.F81])/3" office:value-type="float" office:value="1.54053767866667">
            <text:p>1,54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46" table:formula="of:=([.D26]+[.D54]+[.D82])/3" office:value-type="float" office:value="42">
            <text:p>42,00</text:p>
          </table:table-cell>
          <table:table-cell table:style-name="ce46" table:formula="of:=([.E26]+[.E54]+[.E82])/3" office:value-type="float" office:value="9074">
            <text:p>9074,00</text:p>
          </table:table-cell>
          <table:table-cell table:style-name="ce48" table:formula="of:=([.F26]+[.F54]+[.F82])/3" office:value-type="float" office:value="6.73857480066667">
            <text:p>6,7386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7" table:formula="of:=([.D27]+[.D55]+[.D83])/3" office:value-type="float" office:value="40957">
            <text:p>40957,00</text:p>
          </table:table-cell>
          <table:table-cell table:style-name="ce47"/>
          <table:table-cell table:style-name="ce55"/>
          <table:table-cell table:style-name="ce40" table:number-columns-repeated="1008"/>
          <table:table-cell table:number-columns-repeated="10"/>
        </table:table-row>
        <table:table-row table:style-name="ro2">
          <table:table-cell table:style-name="ce40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0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1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68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1188">
            <text:p>21188</text:p>
          </table:table-cell>
          <table:table-cell table:style-name="ce10" office:value-type="float" office:value="25.694919977">
            <text:p>25,6949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5684">
            <text:p>5684</text:p>
          </table:table-cell>
          <table:table-cell table:style-name="ce10" office:value-type="float" office:value="0.133576266">
            <text:p>0,1336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5220">
            <text:p>5220</text:p>
          </table:table-cell>
          <table:table-cell table:style-name="ce10" office:value-type="float" office:value="0.042620313">
            <text:p>0,0426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946">
            <text:p>2946</text:p>
          </table:table-cell>
          <table:table-cell table:style-name="ce10" office:value-type="float" office:value="0.029651301">
            <text:p>0,0297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5019">
            <text:p>5019</text:p>
          </table:table-cell>
          <table:table-cell table:style-name="ce10" office:value-type="float" office:value="0.164825511">
            <text:p>0,164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59" office:value-type="float" office:value="44">
            <text:p>44</text:p>
          </table:table-cell>
          <table:table-cell table:number-columns-repeated="2" table:style-name="ce59" office:value-type="float" office:value="31519">
            <text:p>31519</text:p>
          </table:table-cell>
          <table:table-cell table:style-name="ce59"/>
          <table:table-cell table:style-name="ce62"/>
          <table:table-cell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3184">
            <text:p>23184</text:p>
          </table:table-cell>
          <table:table-cell table:style-name="ce10" office:value-type="float" office:value="3.973669368">
            <text:p>3,9737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2296">
            <text:p>22296</text:p>
          </table:table-cell>
          <table:table-cell table:style-name="ce10" office:value-type="float" office:value="5.48198173">
            <text:p>5,4820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7167">
            <text:p>7167</text:p>
          </table:table-cell>
          <table:table-cell table:style-name="ce10" office:value-type="float" office:value="0.221985882">
            <text:p>0,2220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59" office:value-type="float" office:value="27">
            <text:p>27</text:p>
          </table:table-cell>
          <table:table-cell table:number-columns-repeated="2" table:style-name="ce59" office:value-type="float" office:value="40957">
            <text:p>40957</text:p>
          </table:table-cell>
          <table:table-cell table:style-name="ce59"/>
          <table:table-cell table:style-name="ce62"/>
          <table:table-cell table:number-columns-repeated="1018"/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24640">
            <text:p>24640</text:p>
          </table:table-cell>
          <table:table-cell table:style-name="ce10" office:value-type="float" office:value="1.153188469">
            <text:p>1,1532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059">
            <text:p>8059</text:p>
          </table:table-cell>
          <table:table-cell table:style-name="ce10" office:value-type="float" office:value="0.158907772">
            <text:p>0,1589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8765">
            <text:p>28765</text:p>
          </table:table-cell>
          <table:table-cell table:style-name="ce10" office:value-type="float" office:value="30.036891664">
            <text:p>30,0369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004">
            <text:p>8004</text:p>
          </table:table-cell>
          <table:table-cell table:style-name="ce10" office:value-type="float" office:value="0.383944092">
            <text:p>0,3839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9076">
            <text:p>9076</text:p>
          </table:table-cell>
          <table:table-cell table:style-name="ce10" office:value-type="float" office:value="0.262397667">
            <text:p>0,262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4699">
            <text:p>14699</text:p>
          </table:table-cell>
          <table:table-cell table:style-name="ce10" office:value-type="float" office:value="35.815016015">
            <text:p>35,8150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9477">
            <text:p>19477</text:p>
          </table:table-cell>
          <table:table-cell table:style-name="ce10" office:value-type="float" office:value="5.016578853">
            <text:p>5,016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0.002646649">
            <text:p>0,002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35778">
            <text:p>35778</text:p>
          </table:table-cell>
          <table:table-cell table:style-name="ce10" office:value-type="float" office:value="52.793429741">
            <text:p>52,7934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423">
            <text:p>13423</text:p>
          </table:table-cell>
          <table:table-cell table:style-name="ce10" office:value-type="float" office:value="0.582089393">
            <text:p>0,5821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9289">
            <text:p>9289</text:p>
          </table:table-cell>
          <table:table-cell table:style-name="ce10" office:value-type="float" office:value="0.190424">
            <text:p>0,1904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788">
            <text:p>11788</text:p>
          </table:table-cell>
          <table:table-cell table:style-name="ce10" office:value-type="float" office:value="1.870726219">
            <text:p>1,8707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2716">
            <text:p>12716</text:p>
          </table:table-cell>
          <table:table-cell table:style-name="ce10" office:value-type="float" office:value="0.760896051">
            <text:p>0,7609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33916">
            <text:p>33916</text:p>
          </table:table-cell>
          <table:table-cell table:style-name="ce10" office:value-type="float" office:value="106.45775415">
            <text:p>106,457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2453">
            <text:p>12453</text:p>
          </table:table-cell>
          <table:table-cell table:style-name="ce11" office:value-type="float" office:value="17.577153525">
            <text:p>17,577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1" office:value-type="string" table:number-columns-spanned="6" table:number-rows-spanned="1">
            <text:p>Memetic Algorithm seed=327489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184">
            <text:p>184</text:p>
          </table:table-cell>
          <table:table-cell office:value-type="float" office:value="20474">
            <text:p>20474</text:p>
          </table:table-cell>
          <table:table-cell table:style-name="ce48" office:value-type="float" office:value="21.143222045">
            <text:p>21,1432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796">
            <text:p>5796</text:p>
          </table:table-cell>
          <table:table-cell table:style-name="ce48" office:value-type="float" office:value="0.139638265">
            <text:p>0,1396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5350">
            <text:p>5350</text:p>
          </table:table-cell>
          <table:table-cell table:style-name="ce48" office:value-type="float" office:value="0.066335929">
            <text:p>0,0663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27">
            <text:p>2827</text:p>
          </table:table-cell>
          <table:table-cell table:style-name="ce48" office:value-type="float" office:value="0.02516139">
            <text:p>0,0252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340">
            <text:p>5340</text:p>
          </table:table-cell>
          <table:table-cell table:style-name="ce48" office:value-type="float" office:value="0.253212556">
            <text:p>0,2532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4"/>
          <table:table-cell table:style-name="ce63"/>
          <table:table-cell table:style-name="ce41"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760">
            <text:p>23760</text:p>
          </table:table-cell>
          <table:table-cell table:style-name="ce48" office:value-type="float" office:value="6.823914894">
            <text:p>6,8239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21904">
            <text:p>21904</text:p>
          </table:table-cell>
          <table:table-cell table:style-name="ce48" office:value-type="float" office:value="18.519310617">
            <text:p>18,5193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995">
            <text:p>6995</text:p>
          </table:table-cell>
          <table:table-cell table:style-name="ce48" office:value-type="float" office:value="0.175033883">
            <text:p>0,1750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4"/>
          <table:table-cell table:style-name="ce63"/>
          <table:table-cell table:style-name="ce40" table:number-columns-repeated="1018"/>
        </table:table-row>
        <table:table-row table:style-name="ro1">
          <table:table-cell office:value-type="string">
            <text:p>bw_large,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24490">
            <text:p>24490</text:p>
          </table:table-cell>
          <table:table-cell table:style-name="ce48" office:value-type="float" office:value="1.021901698">
            <text:p>1,0219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663">
            <text:p>7663</text:p>
          </table:table-cell>
          <table:table-cell table:style-name="ce48" office:value-type="float" office:value="0.263178733">
            <text:p>0,2632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8799">
            <text:p>28799</text:p>
          </table:table-cell>
          <table:table-cell table:style-name="ce48" office:value-type="float" office:value="14.636539611">
            <text:p>14,6365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892">
            <text:p>7892</text:p>
          </table:table-cell>
          <table:table-cell table:style-name="ce48" office:value-type="float" office:value="0.308218026">
            <text:p>0,3082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823">
            <text:p>8823</text:p>
          </table:table-cell>
          <table:table-cell table:style-name="ce48" office:value-type="float" office:value="0.23438841">
            <text:p>0,234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5" office:value-type="float" office:value="92">
            <text:p>92</text:p>
          </table:table-cell>
          <table:table-cell table:style-name="ce45" office:value-type="float" office:value="15013">
            <text:p>15013</text:p>
          </table:table-cell>
          <table:table-cell table:style-name="ce64" office:value-type="float" office:value="78.708426078">
            <text:p>78,708426078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9944">
            <text:p>19944</text:p>
          </table:table-cell>
          <table:table-cell table:style-name="ce48" office:value-type="float" office:value="3.16938368">
            <text:p>3,1694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style-name="ce48" office:value-type="float" office:value="0.001076847">
            <text:p>0,0011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36244">
            <text:p>36244</text:p>
          </table:table-cell>
          <table:table-cell table:style-name="ce48" office:value-type="float" office:value="27.512904268">
            <text:p>27,5129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62">
            <text:p>13662</text:p>
          </table:table-cell>
          <table:table-cell table:style-name="ce48" office:value-type="float" office:value="0.643917562">
            <text:p>0,6439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9109">
            <text:p>9109</text:p>
          </table:table-cell>
          <table:table-cell table:style-name="ce48" office:value-type="float" office:value="0.171505864">
            <text:p>0,1715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1762">
            <text:p>11762</text:p>
          </table:table-cell>
          <table:table-cell table:style-name="ce48" office:value-type="float" office:value="3.815984725">
            <text:p>3,8160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884">
            <text:p>12884</text:p>
          </table:table-cell>
          <table:table-cell table:style-name="ce48" office:value-type="float" office:value="0.768139137">
            <text:p>0,7681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34042">
            <text:p>34042</text:p>
          </table:table-cell>
          <table:table-cell table:style-name="ce48" office:value-type="float" office:value="24.125377215">
            <text:p>24,1254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40957">
            <text:p>40957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12693">
            <text:p>12693</text:p>
          </table:table-cell>
          <table:table-cell table:style-name="ce65" office:value-type="float" office:value="24.083432364">
            <text:p>24,08343236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1" office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1" office:value-type="string">
            <text:p>Nvars</text:p>
          </table:table-cell>
          <table:table-cell table:style-name="ce61" office:value-type="string">
            <text:p>InitSize</text:p>
          </table:table-cell>
          <table:table-cell table:style-name="ce61" office:value-type="string">
            <text:p>ReducSize</text:p>
          </table:table-cell>
          <table:table-cell table:style-name="ce61" office:value-type="string">
            <text:p>Nswaps</text:p>
          </table:table-cell>
          <table:table-cell table:style-name="ce66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182">
            <text:p>182</text:p>
          </table:table-cell>
          <table:table-cell office:value-type="float" office:value="21148">
            <text:p>21148</text:p>
          </table:table-cell>
          <table:table-cell table:style-name="ce67" office:value-type="float" office:value="25.706369028">
            <text:p>25,706369028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5690">
            <text:p>5690</text:p>
          </table:table-cell>
          <table:table-cell table:style-name="ce67" office:value-type="float" office:value="0.135660654">
            <text:p>0,135660654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5282">
            <text:p>5282</text:p>
          </table:table-cell>
          <table:table-cell table:style-name="ce67" office:value-type="float" office:value="0.059152558">
            <text:p>0,059152558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79">
            <text:p>2879</text:p>
          </table:table-cell>
          <table:table-cell table:style-name="ce67" office:value-type="float" office:value="0.035183036">
            <text:p>0,035183036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262">
            <text:p>5262</text:p>
          </table:table-cell>
          <table:table-cell table:style-name="ce67" office:value-type="float" office:value="0.19880525">
            <text:p>0,1988052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4"/>
          <table:table-cell table:style-name="ce63"/>
          <table:table-cell table:style-name="ce41"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562">
            <text:p>23562</text:p>
          </table:table-cell>
          <table:table-cell table:style-name="ce67" office:value-type="float" office:value="2.09608286">
            <text:p>2,09608286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21532">
            <text:p>21532</text:p>
          </table:table-cell>
          <table:table-cell table:style-name="ce67" office:value-type="float" office:value="2.664906474">
            <text:p>2,664906474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7263">
            <text:p>7263</text:p>
          </table:table-cell>
          <table:table-cell table:style-name="ce67" office:value-type="float" office:value="0.340101796">
            <text:p>0,340101796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4"/>
          <table:table-cell table:style-name="ce63"/>
          <table:table-cell table:style-name="ce40" table:number-columns-repeated="1018"/>
        </table:table-row>
        <table:table-row table:style-name="ro1">
          <table:table-cell office:value-type="string">
            <text:p>bw_large,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24118">
            <text:p>24118</text:p>
          </table:table-cell>
          <table:table-cell table:style-name="ce67" office:value-type="float" office:value="1.125325366">
            <text:p>1,125325366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7">
            <text:p>7577</text:p>
          </table:table-cell>
          <table:table-cell table:style-name="ce67" office:value-type="float" office:value="0.176674844">
            <text:p>0,176674844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0207">
            <text:p>30207</text:p>
          </table:table-cell>
          <table:table-cell table:style-name="ce67" office:value-type="float" office:value="118.320931912">
            <text:p>118,320931912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7988">
            <text:p>7988</text:p>
          </table:table-cell>
          <table:table-cell table:style-name="ce67" office:value-type="float" office:value="0.371002031">
            <text:p>0,371002031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float" office:value="9198">
            <text:p>9198</text:p>
          </table:table-cell>
          <table:table-cell table:style-name="ce67" office:value-type="float" office:value="0.351572534">
            <text:p>0,35157253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5" office:value-type="float" office:value="61">
            <text:p>61</text:p>
          </table:table-cell>
          <table:table-cell table:style-name="ce45" office:value-type="float" office:value="14695">
            <text:p>14695</text:p>
          </table:table-cell>
          <table:table-cell table:style-name="ce64" office:value-type="float" office:value="61.765624455">
            <text:p>61,765624455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9496">
            <text:p>19496</text:p>
          </table:table-cell>
          <table:table-cell table:style-name="ce67" office:value-type="float" office:value="3.345467476">
            <text:p>3,34546747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style-name="ce67" office:value-type="float" office:value="0.001030346">
            <text:p>0,00103034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36248">
            <text:p>36248</text:p>
          </table:table-cell>
          <table:table-cell table:style-name="ce67" office:value-type="float" office:value="53.089408203">
            <text:p>53,089408203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90">
            <text:p>13690</text:p>
          </table:table-cell>
          <table:table-cell table:style-name="ce67" office:value-type="float" office:value="0.589794293">
            <text:p>0,589794293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9487">
            <text:p>9487</text:p>
          </table:table-cell>
          <table:table-cell table:style-name="ce67" office:value-type="float" office:value="0.193219701">
            <text:p>0,193219701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1640">
            <text:p>11640</text:p>
          </table:table-cell>
          <table:table-cell table:style-name="ce67" office:value-type="float" office:value="1.408486249">
            <text:p>1,408486249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488">
            <text:p>12488</text:p>
          </table:table-cell>
          <table:table-cell table:style-name="ce67" office:value-type="float" office:value="0.807772281">
            <text:p>0,807772281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34144">
            <text:p>34144</text:p>
          </table:table-cell>
          <table:table-cell table:style-name="ce67" office:value-type="float" office:value="12.193291362">
            <text:p>12,193291362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40957">
            <text:p>40957</text:p>
          </table:table-cell>
          <table:table-cell table:style-name="ce60" office:value-type="float" office:value="61">
            <text:p>61</text:p>
          </table:table-cell>
          <table:table-cell table:style-name="ce60" office:value-type="float" office:value="12497">
            <text:p>12497</text:p>
          </table:table-cell>
          <table:table-cell table:style-name="ce65" office:value-type="float" office:value="39.61835127">
            <text:p>39,61835127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31" office:value-type="string" table:number-columns-spanned="6" table:number-rows-spanned="1">
            <text:p>Memetic Algorithm (Avg,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32" table:formula="of:=([.D3]+[.D31]+[.D31])/3" office:value-type="float" office:value="187.666666666667">
            <text:p>187.67</text:p>
          </table:table-cell>
          <table:table-cell table:style-name="ce32" table:formula="of:=([.E3]+[.E31]+[.E59])/3" office:value-type="float" office:value="20936.6666666667">
            <text:p>20936.67</text:p>
          </table:table-cell>
          <table:table-cell table:formula="of:=([.F3]+[.F31]+[.F59])/3" office:value-type="float" office:value="24.1815036833333">
            <text:p>24.181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32" table:formula="of:=([.D4]+[.D32]+[.D32])/3" office:value-type="float" office:value="47.3333333333333">
            <text:p>47.33</text:p>
          </table:table-cell>
          <table:table-cell table:style-name="ce32" table:formula="of:=([.E4]+[.E32]+[.E60])/3" office:value-type="float" office:value="5723.33333333333">
            <text:p>5723.33</text:p>
          </table:table-cell>
          <table:table-cell table:formula="of:=([.F4]+[.F32]+[.F60])/3" office:value-type="float" office:value="0.136291728333333">
            <text:p>0.1363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32" table:formula="of:=([.D5]+[.D33]+[.D33])/3" office:value-type="float" office:value="18">
            <text:p>18.00</text:p>
          </table:table-cell>
          <table:table-cell table:style-name="ce32" table:formula="of:=([.E5]+[.E33]+[.E61])/3" office:value-type="float" office:value="5284">
            <text:p>5284.00</text:p>
          </table:table-cell>
          <table:table-cell table:formula="of:=([.F5]+[.F33]+[.F61])/3" office:value-type="float" office:value="0.0560362666666667">
            <text:p>0.0560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32" table:formula="of:=([.D6]+[.D34]+[.D34])/3" office:value-type="float" office:value="20">
            <text:p>20.00</text:p>
          </table:table-cell>
          <table:table-cell table:style-name="ce32" table:formula="of:=([.E6]+[.E34]+[.E62])/3" office:value-type="float" office:value="2884">
            <text:p>2884.00</text:p>
          </table:table-cell>
          <table:table-cell table:formula="of:=([.F6]+[.F34]+[.F62])/3" office:value-type="float" office:value="0.0299985756666667">
            <text:p>0.0300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32" table:formula="of:=([.D7]+[.D35]+[.D35])/3" office:value-type="float" office:value="29">
            <text:p>29.00</text:p>
          </table:table-cell>
          <table:table-cell table:style-name="ce32" table:formula="of:=([.E7]+[.E35]+[.E63])/3" office:value-type="float" office:value="5207">
            <text:p>5207.00</text:p>
          </table:table-cell>
          <table:table-cell table:formula="of:=([.F7]+[.F35]+[.F63])/3" office:value-type="float" office:value="0.205614439">
            <text:p>0.2056</text:p>
          </table:table-cell>
          <table:table-cell table:number-columns-repeated="1018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32" table:formula="of:=([.D8]+[.D36]+[.D36])/3" office:value-type="float" office:value="31519">
            <text:p>31519.00</text:p>
          </table:table-cell>
          <table:table-cell table:style-name="ce32" table:formula="of:=([.E8]+[.E36]+[.E64])/3" office:value-type="float" office:value="0">
            <text:p>0.00</text:p>
          </table:table-cell>
          <table:table-cell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32" table:formula="of:=([.D9]+[.D37]+[.D37])/3" office:value-type="float" office:value="35">
            <text:p>35.00</text:p>
          </table:table-cell>
          <table:table-cell table:style-name="ce32" table:formula="of:=([.E9]+[.E37]+[.E65])/3" office:value-type="float" office:value="23502">
            <text:p>23502.00</text:p>
          </table:table-cell>
          <table:table-cell table:formula="of:=([.F9]+[.F37]+[.F65])/3" office:value-type="float" office:value="4.29788904066667">
            <text:p>4.2979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32" table:formula="of:=([.D10]+[.D38]+[.D38])/3" office:value-type="float" office:value="34">
            <text:p>34.00</text:p>
          </table:table-cell>
          <table:table-cell table:style-name="ce32" table:formula="of:=([.E10]+[.E38]+[.E66])/3" office:value-type="float" office:value="21910.6666666667">
            <text:p>21910.67</text:p>
          </table:table-cell>
          <table:table-cell table:formula="of:=([.F10]+[.F38]+[.F66])/3" office:value-type="float" office:value="8.88873294033333">
            <text:p>8.8887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32" table:formula="of:=([.D11]+[.D39]+[.D39])/3" office:value-type="float" office:value="37">
            <text:p>37.00</text:p>
          </table:table-cell>
          <table:table-cell table:style-name="ce32" table:formula="of:=([.E11]+[.E39]+[.E67])/3" office:value-type="float" office:value="7141.66666666667">
            <text:p>7141.67</text:p>
          </table:table-cell>
          <table:table-cell table:formula="of:=([.F11]+[.F39]+[.F67])/3" office:value-type="float" office:value="0.245707187">
            <text:p>0.2457</text:p>
          </table:table-cell>
          <table:table-cell table:number-columns-repeated="1018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2" table:formula="of:=([.D12]+[.D40]+[.D40])/3" office:value-type="float" office:value="40957">
            <text:p>40957.00</text:p>
          </table:table-cell>
          <table:table-cell table:style-name="ce32" table:formula="of:=([.E12]+[.E40]+[.E68])/3" office:value-type="float" office:value="0">
            <text:p>0.00</text:p>
          </table:table-cell>
          <table:table-cell table:formula="of:=([.F12]+[.F40]+[.F68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32" table:formula="of:=([.D13]+[.D41]+[.D41])/3" office:value-type="float" office:value="51">
            <text:p>51.00</text:p>
          </table:table-cell>
          <table:table-cell table:style-name="ce32" table:formula="of:=([.E13]+[.E41]+[.E69])/3" office:value-type="float" office:value="24416">
            <text:p>24416.00</text:p>
          </table:table-cell>
          <table:table-cell table:formula="of:=([.F13]+[.F41]+[.F69])/3" office:value-type="float" office:value="1.100138511">
            <text:p>1.1001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32" table:formula="of:=([.D14]+[.D42]+[.D42])/3" office:value-type="float" office:value="32">
            <text:p>32.00</text:p>
          </table:table-cell>
          <table:table-cell table:style-name="ce32" table:formula="of:=([.E14]+[.E42]+[.E70])/3" office:value-type="float" office:value="7766.33333333333">
            <text:p>7766.33</text:p>
          </table:table-cell>
          <table:table-cell table:formula="of:=([.F14]+[.F42]+[.F70])/3" office:value-type="float" office:value="0.199587116333333">
            <text:p>0.1996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32" table:formula="of:=([.D15]+[.D43]+[.D43])/3" office:value-type="float" office:value="39">
            <text:p>39.00</text:p>
          </table:table-cell>
          <table:table-cell table:style-name="ce32" table:formula="of:=([.E15]+[.E43]+[.E71])/3" office:value-type="float" office:value="29257">
            <text:p>29257.00</text:p>
          </table:table-cell>
          <table:table-cell table:formula="of:=([.F15]+[.F43]+[.F71])/3" office:value-type="float" office:value="54.3314543956667">
            <text:p>54.3315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32" table:formula="of:=([.D16]+[.D44]+[.D44])/3" office:value-type="float" office:value="67.6666666666667">
            <text:p>67.67</text:p>
          </table:table-cell>
          <table:table-cell table:style-name="ce32" table:formula="of:=([.E16]+[.E44]+[.E72])/3" office:value-type="float" office:value="7961.33333333333">
            <text:p>7961.33</text:p>
          </table:table-cell>
          <table:table-cell table:formula="of:=([.F16]+[.F44]+[.F72])/3" office:value-type="float" office:value="0.354388049666667">
            <text:p>0.3544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32" table:formula="of:=([.D17]+[.D45]+[.D45])/3" office:value-type="float" office:value="34">
            <text:p>34.00</text:p>
          </table:table-cell>
          <table:table-cell table:style-name="ce32" table:formula="of:=([.E17]+[.E45]+[.E73])/3" office:value-type="float" office:value="9032.33333333333">
            <text:p>9032.33</text:p>
          </table:table-cell>
          <table:table-cell table:formula="of:=([.F17]+[.F45]+[.F73])/3" office:value-type="float" office:value="0.282786203666667">
            <text:p>0.2828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2" table:formula="of:=([.D18]+[.D46]+[.D46])/3" office:value-type="float" office:value="93.6666666666667">
            <text:p>93.67</text:p>
          </table:table-cell>
          <table:table-cell table:style-name="ce32" table:formula="of:=([.E18]+[.E46]+[.E74])/3" office:value-type="float" office:value="14802.3333333333">
            <text:p>14802.33</text:p>
          </table:table-cell>
          <table:table-cell table:formula="of:=([.F18]+[.F46]+[.F74])/3" office:value-type="float" office:value="58.7630221826667">
            <text:p>58.7630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32" table:formula="of:=([.D19]+[.D47]+[.D47])/3" office:value-type="float" office:value="48.3333333333333">
            <text:p>48.33</text:p>
          </table:table-cell>
          <table:table-cell table:style-name="ce32" table:formula="of:=([.E19]+[.E47]+[.E75])/3" office:value-type="float" office:value="19639">
            <text:p>19639.00</text:p>
          </table:table-cell>
          <table:table-cell table:formula="of:=([.F19]+[.F47]+[.F75])/3" office:value-type="float" office:value="3.843810003">
            <text:p>3.8438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2" table:formula="of:=([.D20]+[.D48]+[.D48])/3" office:value-type="float" office:value="6">
            <text:p>6.00</text:p>
          </table:table-cell>
          <table:table-cell table:style-name="ce32" table:formula="of:=([.E20]+[.E48]+[.E76])/3" office:value-type="float" office:value="108">
            <text:p>108.00</text:p>
          </table:table-cell>
          <table:table-cell table:formula="of:=([.F20]+[.F48]+[.F76])/3" office:value-type="float" office:value="0.001584614">
            <text:p>0.001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32" table:formula="of:=([.D21]+[.D49]+[.D49])/3" office:value-type="float" office:value="43">
            <text:p>43.00</text:p>
          </table:table-cell>
          <table:table-cell table:style-name="ce32" table:formula="of:=([.E21]+[.E49]+[.E77])/3" office:value-type="float" office:value="36090">
            <text:p>36090.00</text:p>
          </table:table-cell>
          <table:table-cell table:formula="of:=([.F21]+[.F49]+[.F77])/3" office:value-type="float" office:value="44.465247404">
            <text:p>44.4652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32" table:formula="of:=([.D22]+[.D50]+[.D50])/3" office:value-type="float" office:value="47">
            <text:p>47.00</text:p>
          </table:table-cell>
          <table:table-cell table:style-name="ce32" table:formula="of:=([.E22]+[.E50]+[.E78])/3" office:value-type="float" office:value="13591.6666666667">
            <text:p>13591.67</text:p>
          </table:table-cell>
          <table:table-cell table:formula="of:=([.F22]+[.F50]+[.F78])/3" office:value-type="float" office:value="0.605267082666667">
            <text:p>0.6053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32" table:formula="of:=([.D23]+[.D51]+[.D51])/3" office:value-type="float" office:value="45.6666666666667">
            <text:p>45.67</text:p>
          </table:table-cell>
          <table:table-cell table:style-name="ce32" table:formula="of:=([.E23]+[.E51]+[.E79])/3" office:value-type="float" office:value="9295">
            <text:p>9295.00</text:p>
          </table:table-cell>
          <table:table-cell table:formula="of:=([.F23]+[.F51]+[.F79])/3" office:value-type="float" office:value="0.185049855">
            <text:p>0.1850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32" table:formula="of:=([.D24]+[.D52]+[.D52])/3" office:value-type="float" office:value="42">
            <text:p>42.00</text:p>
          </table:table-cell>
          <table:table-cell table:style-name="ce32" table:formula="of:=([.E24]+[.E52]+[.E80])/3" office:value-type="float" office:value="11730">
            <text:p>11730.00</text:p>
          </table:table-cell>
          <table:table-cell table:formula="of:=([.F24]+[.F52]+[.F80])/3" office:value-type="float" office:value="2.365065731">
            <text:p>2.3651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32" table:formula="of:=([.D25]+[.D53]+[.D53])/3" office:value-type="float" office:value="47">
            <text:p>47.00</text:p>
          </table:table-cell>
          <table:table-cell table:style-name="ce32" table:formula="of:=([.E25]+[.E53]+[.E81])/3" office:value-type="float" office:value="12696">
            <text:p>12696.00</text:p>
          </table:table-cell>
          <table:table-cell table:formula="of:=([.F25]+[.F53]+[.F81])/3" office:value-type="float" office:value="0.778935823">
            <text:p>0.7789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32" table:formula="of:=([.D26]+[.D54]+[.D54])/3" office:value-type="float" office:value="42">
            <text:p>42.00</text:p>
          </table:table-cell>
          <table:table-cell table:style-name="ce32" table:formula="of:=([.E26]+[.E54]+[.E82])/3" office:value-type="float" office:value="34034">
            <text:p>34034.00</text:p>
          </table:table-cell>
          <table:table-cell table:formula="of:=([.F26]+[.F54]+[.F82])/3" office:value-type="float" office:value="47.592140909">
            <text:p>47.5921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55])/3" office:value-type="float" office:value="93.6666666666667">
            <text:p>93.67</text:p>
          </table:table-cell>
          <table:table-cell table:style-name="ce33" table:formula="of:=([.E27]+[.E55]+[.E83])/3" office:value-type="float" office:value="12547.6666666667">
            <text:p>12547.67</text:p>
          </table:table-cell>
          <table:table-cell table:style-name="ce69" table:formula="of:=([.F27]+[.F55]+[.F83])/3" office:value-type="float" office:value="27.092979053">
            <text:p>27.0930</text:p>
          </table:table-cell>
          <table:table-cell table:number-columns-repeated="1018"/>
        </table:table-row>
      </table:table>
      <table:table table:name="ISifting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5">
          <table:table-cell table:style-name="ce1" office:value-type="string" table:number-columns-spanned="6" table:number-rows-spanned="1">
            <text:p>Benchmark using ISifting algorithm (iterations = 1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39571">
            <text:p>39571</text:p>
          </table:table-cell>
          <table:table-cell office:value-type="float" office:value="2.48195331">
            <text:p>2,4820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10852">
            <text:p>10852</text:p>
          </table:table-cell>
          <table:table-cell office:value-type="float" office:value="0.161623835">
            <text:p>0,161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">
            <text:p>4800</text:p>
          </table:table-cell>
          <table:table-cell office:value-type="float" office:value="0.025167812">
            <text:p>0,025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266">
            <text:p>5266</text:p>
          </table:table-cell>
          <table:table-cell office:value-type="float" office:value="0.042166691">
            <text:p>0,0422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9605">
            <text:p>9605</text:p>
          </table:table-cell>
          <table:table-cell office:value-type="float" office:value="0.093190272">
            <text:p>0,0932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75264">
            <text:p>75264</text:p>
          </table:table-cell>
          <table:table-cell office:value-type="float" office:value="51.587080597">
            <text:p>51,587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2316">
            <text:p>42316</text:p>
          </table:table-cell>
          <table:table-cell office:value-type="float" office:value="0.334046882">
            <text:p>0,334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">
            <text:p>19840</text:p>
          </table:table-cell>
          <table:table-cell office:value-type="float" office:value="0.130493447">
            <text:p>0,1305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3681">
            <text:p>13681</text:p>
          </table:table-cell>
          <table:table-cell office:value-type="float" office:value="0.123645553">
            <text:p>0,123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547094429">
            <text:p>12,5471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44471">
            <text:p>44471</text:p>
          </table:table-cell>
          <table:table-cell office:value-type="float" office:value="0.510419169">
            <text:p>0,5104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5197">
            <text:p>15197</text:p>
          </table:table-cell>
          <table:table-cell office:value-type="float" office:value="0.120718715">
            <text:p>0,1207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3281">
            <text:p>53281</text:p>
          </table:table-cell>
          <table:table-cell office:value-type="float" office:value="0.37626089">
            <text:p>0,3763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15142">
            <text:p>15142</text:p>
          </table:table-cell>
          <table:table-cell office:value-type="float" office:value="0.316415496">
            <text:p>0,3164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16812">
            <text:p>16812</text:p>
          </table:table-cell>
          <table:table-cell office:value-type="float" office:value="0.134495627">
            <text:p>0,134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41829">
            <text:p>41829</text:p>
          </table:table-cell>
          <table:table-cell office:value-type="float" office:value="12.446500688">
            <text:p>12,4465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34781">
            <text:p>34781</text:p>
          </table:table-cell>
          <table:table-cell office:value-type="float" office:value="0.325530583">
            <text:p>0,3255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">
            <text:p>120</text:p>
          </table:table-cell>
          <table:table-cell table:style-name="ce29" office:value-type="string">
            <text:p>9,20941E-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">
            <text:p>32800</text:p>
          </table:table-cell>
          <table:table-cell office:value-type="float" office:value="0.259131845">
            <text:p>0,2591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25266">
            <text:p>25266</text:p>
          </table:table-cell>
          <table:table-cell office:value-type="float" office:value="1.151913311">
            <text:p>1,1519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16770">
            <text:p>16770</text:p>
          </table:table-cell>
          <table:table-cell office:value-type="float" office:value="0.224855965">
            <text:p>0,224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">
            <text:p>11040</text:p>
          </table:table-cell>
          <table:table-cell office:value-type="float" office:value="0.111684875">
            <text:p>0,1117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23403">
            <text:p>23403</text:p>
          </table:table-cell>
          <table:table-cell office:value-type="float" office:value="0.4154921">
            <text:p>0,415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">
            <text:p>31200</text:p>
          </table:table-cell>
          <table:table-cell office:value-type="float" office:value="0.193345554">
            <text:p>0,1933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41829">
            <text:p>41829</text:p>
          </table:table-cell>
          <table:table-cell table:style-name="ce11" office:value-type="float" office:value="12.603450545">
            <text:p>12,6035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0"/>
        <table:table-column table:style-name="co9" table:number-columns-repeated="1009" table:default-cell-style-name="Default"/>
        <table:table-row table:style-name="ro5">
          <table:table-cell table:style-name="ce70" office:value-type="string" table:number-columns-spanned="14" table:number-rows-spanned="1">
            <text:p>Size obtained in each reduction process</text:p>
          </table:table-cell>
          <table:covered-table-cell table:number-columns-repeated="12" table:style-name="ce78"/>
          <table:covered-table-cell table:style-name="ce84"/>
          <table:table-cell table:number-columns-repeated="1009"/>
        </table:table-row>
        <table:table-row table:style-name="ro6">
          <table:table-cell table:style-name="ce71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  <table:table-cell/>
          <table:table-cell table:number-columns-repeated="1008"/>
        </table:table-row>
        <table:table-row table:style-name="ro1">
          <table:table-cell table:style-name="ce72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32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32" table:formula="of:=[RandomSwapper.D87]" office:value-type="float" office:value="1057.66666666667">
            <text:p>1057.67</text:p>
          </table:table-cell>
          <table:table-cell table:style-name="ce32" table:formula="of:=['Genetic Algorithm (pop=8, Ngen=10)'.D87]" office:value-type="float" office:value="950.333333333333">
            <text:p>950.33</text:p>
          </table:table-cell>
          <table:table-cell table:style-name="ce32" table:formula="of:=['Memetic Algorithm (pop=8, Ngen=10)'.D87]" office:value-type="float" office:value="187.666666666667">
            <text:p>187.67</text:p>
          </table:table-cell>
          <table:table-cell table:style-name="ce85" table:formula="of:=[ISifting.D3]" office:value-type="float" office:value="191">
            <text:p>191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32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32" table:formula="of:=[RandomSwapper.D88]" office:value-type="float" office:value="80">
            <text:p>80.00</text:p>
          </table:table-cell>
          <table:table-cell table:style-name="ce32" table:formula="of:=['Genetic Algorithm (pop=8, Ngen=10)'.D88]" office:value-type="float" office:value="70.6666666666667">
            <text:p>70.67</text:p>
          </table:table-cell>
          <table:table-cell table:style-name="ce32" table:formula="of:=['Memetic Algorithm (pop=8, Ngen=10)'.D88]" office:value-type="float" office:value="47.3333333333333">
            <text:p>47.33</text:p>
          </table:table-cell>
          <table:table-cell table:style-name="ce85" table:formula="of:=[ISifting.D4]" office:value-type="float" office:value="46">
            <text:p>46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32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32" table:formula="of:=[RandomSwapper.D89]" office:value-type="float" office:value="18">
            <text:p>18.00</text:p>
          </table:table-cell>
          <table:table-cell table:style-name="ce32" table:formula="of:=['Genetic Algorithm (pop=8, Ngen=10)'.D89]" office:value-type="float" office:value="18">
            <text:p>18.00</text:p>
          </table:table-cell>
          <table:table-cell table:style-name="ce32" table:formula="of:=['Memetic Algorithm (pop=8, Ngen=10)'.D89]" office:value-type="float" office:value="18">
            <text:p>18.00</text:p>
          </table:table-cell>
          <table:table-cell table:style-name="ce85" table:formula="of:=[ISifting.D5]" office:value-type="float" office:value="18">
            <text:p>18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32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32" table:formula="of:=[RandomSwapper.D90]" office:value-type="float" office:value="26.3333333333333">
            <text:p>26.33</text:p>
          </table:table-cell>
          <table:table-cell table:style-name="ce32" table:formula="of:=['Genetic Algorithm (pop=8, Ngen=10)'.D90]" office:value-type="float" office:value="28">
            <text:p>28.00</text:p>
          </table:table-cell>
          <table:table-cell table:style-name="ce32" table:formula="of:=['Memetic Algorithm (pop=8, Ngen=10)'.D90]" office:value-type="float" office:value="20">
            <text:p>20.00</text:p>
          </table:table-cell>
          <table:table-cell table:style-name="ce85" table:formula="of:=[ISifting.D6]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32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32" table:formula="of:=[RandomSwapper.D91]" office:value-type="float" office:value="33.6666666666667">
            <text:p>33.67</text:p>
          </table:table-cell>
          <table:table-cell table:style-name="ce32" table:formula="of:=['Genetic Algorithm (pop=8, Ngen=10)'.D91]" office:value-type="float" office:value="34">
            <text:p>34.00</text:p>
          </table:table-cell>
          <table:table-cell table:style-name="ce32" table:formula="of:=['Memetic Algorithm (pop=8, Ngen=10)'.D91]" office:value-type="float" office:value="29">
            <text:p>29.00</text:p>
          </table:table-cell>
          <table:table-cell table:style-name="ce85" table:formula="of:=[ISifting.D7]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32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32" table:formula="of:=[RandomSwapper.D92]" office:value-type="float" office:value="31165">
            <text:p>31165.00</text:p>
          </table:table-cell>
          <table:table-cell table:style-name="ce32" table:formula="of:=['Genetic Algorithm (pop=8, Ngen=10)'.D92]" office:value-type="float" office:value="31519">
            <text:p>31519.00</text:p>
          </table:table-cell>
          <table:table-cell table:style-name="ce32" table:formula="of:=['Memetic Algorithm (pop=8, Ngen=10)'.D92]" office:value-type="float" office:value="31519">
            <text:p>31519.00</text:p>
          </table:table-cell>
          <table:table-cell table:style-name="ce85" table:formula="of:=[ISifting.D8]" office:value-type="float" office:value="558">
            <text:p>558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32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32" table:formula="of:=[RandomSwapper.D93]" office:value-type="float" office:value="72">
            <text:p>72.00</text:p>
          </table:table-cell>
          <table:table-cell table:style-name="ce32" table:formula="of:=['Genetic Algorithm (pop=8, Ngen=10)'.D93]" office:value-type="float" office:value="70.3333333333333">
            <text:p>70.33</text:p>
          </table:table-cell>
          <table:table-cell table:style-name="ce32" table:formula="of:=['Memetic Algorithm (pop=8, Ngen=10)'.D93]" office:value-type="float" office:value="35">
            <text:p>35.00</text:p>
          </table:table-cell>
          <table:table-cell table:style-name="ce85" table:formula="of:=[ISifting.D9]" office:value-type="float" office:value="35">
            <text:p>35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32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32" table:formula="of:=[RandomSwapper.D94]" office:value-type="float" office:value="34">
            <text:p>34.00</text:p>
          </table:table-cell>
          <table:table-cell table:style-name="ce32" table:formula="of:=['Genetic Algorithm (pop=8, Ngen=10)'.D94]" office:value-type="float" office:value="34">
            <text:p>34.00</text:p>
          </table:table-cell>
          <table:table-cell table:style-name="ce32" table:formula="of:=['Memetic Algorithm (pop=8, Ngen=10)'.D94]" office:value-type="float" office:value="34">
            <text:p>34.00</text:p>
          </table:table-cell>
          <table:table-cell table:style-name="ce85" table:formula="of:=[ISifting.D10]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32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32" table:formula="of:=[RandomSwapper.D95]" office:value-type="float" office:value="43.3333333333333">
            <text:p>43.33</text:p>
          </table:table-cell>
          <table:table-cell table:style-name="ce32" table:formula="of:=['Genetic Algorithm (pop=8, Ngen=10)'.D95]" office:value-type="float" office:value="46">
            <text:p>46.00</text:p>
          </table:table-cell>
          <table:table-cell table:style-name="ce32" table:formula="of:=['Memetic Algorithm (pop=8, Ngen=10)'.D95]" office:value-type="float" office:value="37">
            <text:p>37.00</text:p>
          </table:table-cell>
          <table:table-cell table:style-name="ce85" table:formula="of:=[ISifting.D11]" office:value-type="float" office:value="37">
            <text:p>3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32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32" table:formula="of:=[RandomSwapper.D96]" office:value-type="float" office:value="33782.3333333333">
            <text:p>33782.33</text:p>
          </table:table-cell>
          <table:table-cell table:style-name="ce32" table:formula="of:=['Genetic Algorithm (pop=8, Ngen=10)'.D96]" office:value-type="float" office:value="40957">
            <text:p>40957.00</text:p>
          </table:table-cell>
          <table:table-cell table:style-name="ce32" table:formula="of:=['Memetic Algorithm (pop=8, Ngen=10)'.D96]" office:value-type="float" office:value="40957">
            <text:p>40957.00</text:p>
          </table:table-cell>
          <table:table-cell table:style-name="ce85" table:formula="of:=[ISifting.D12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32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32" table:formula="of:=[RandomSwapper.D97]" office:value-type="float" office:value="301.333333333333">
            <text:p>301.33</text:p>
          </table:table-cell>
          <table:table-cell table:style-name="ce32" table:formula="of:=['Genetic Algorithm (pop=8, Ngen=10)'.D97]" office:value-type="float" office:value="159">
            <text:p>159.00</text:p>
          </table:table-cell>
          <table:table-cell table:style-name="ce32" table:formula="of:=['Memetic Algorithm (pop=8, Ngen=10)'.D97]" office:value-type="float" office:value="51">
            <text:p>51.00</text:p>
          </table:table-cell>
          <table:table-cell table:style-name="ce85" table:formula="of:=[ISifting.D13]" office:value-type="float" office:value="68">
            <text:p>68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32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32" table:formula="of:=[RandomSwapper.D98]" office:value-type="float" office:value="34">
            <text:p>34.00</text:p>
          </table:table-cell>
          <table:table-cell table:style-name="ce32" table:formula="of:=['Genetic Algorithm (pop=8, Ngen=10)'.D98]" office:value-type="float" office:value="34">
            <text:p>34.00</text:p>
          </table:table-cell>
          <table:table-cell table:style-name="ce32" table:formula="of:=['Memetic Algorithm (pop=8, Ngen=10)'.D98]" office:value-type="float" office:value="32">
            <text:p>32.00</text:p>
          </table:table-cell>
          <table:table-cell table:style-name="ce85" table:formula="of:=[ISifting.D14]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32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32" table:formula="of:=[RandomSwapper.D99]" office:value-type="float" office:value="39.6666666666667">
            <text:p>39.67</text:p>
          </table:table-cell>
          <table:table-cell table:style-name="ce32" table:formula="of:=['Genetic Algorithm (pop=8, Ngen=10)'.D99]" office:value-type="float" office:value="40">
            <text:p>40.00</text:p>
          </table:table-cell>
          <table:table-cell table:style-name="ce32" table:formula="of:=['Memetic Algorithm (pop=8, Ngen=10)'.D99]" office:value-type="float" office:value="39">
            <text:p>39.00</text:p>
          </table:table-cell>
          <table:table-cell table:style-name="ce85" table:formula="of:=[ISifting.D15]" office:value-type="float" office:value="39">
            <text:p>39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32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32" table:formula="of:=[RandomSwapper.D100]" office:value-type="float" office:value="166.333333333333">
            <text:p>166.33</text:p>
          </table:table-cell>
          <table:table-cell table:style-name="ce32" table:formula="of:=['Genetic Algorithm (pop=8, Ngen=10)'.D100]" office:value-type="float" office:value="203">
            <text:p>203.00</text:p>
          </table:table-cell>
          <table:table-cell table:style-name="ce32" table:formula="of:=['Memetic Algorithm (pop=8, Ngen=10)'.D100]" office:value-type="float" office:value="67.6666666666667">
            <text:p>67.67</text:p>
          </table:table-cell>
          <table:table-cell table:style-name="ce85" table:formula="of:=[ISifting.D16]" office:value-type="float" office:value="66">
            <text:p>66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32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32" table:formula="of:=[RandomSwapper.D101]" office:value-type="float" office:value="126">
            <text:p>126.00</text:p>
          </table:table-cell>
          <table:table-cell table:style-name="ce32" table:formula="of:=['Genetic Algorithm (pop=8, Ngen=10)'.D101]" office:value-type="float" office:value="103">
            <text:p>103.00</text:p>
          </table:table-cell>
          <table:table-cell table:style-name="ce32" table:formula="of:=['Memetic Algorithm (pop=8, Ngen=10)'.D101]" office:value-type="float" office:value="34">
            <text:p>34.00</text:p>
          </table:table-cell>
          <table:table-cell table:style-name="ce85" table:formula="of:=[ISifting.D17]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32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32" table:formula="of:=[RandomSwapper.D102]" office:value-type="float" office:value="33782.3333333333">
            <text:p>33782.33</text:p>
          </table:table-cell>
          <table:table-cell table:style-name="ce32" table:formula="of:=['Genetic Algorithm (pop=8, Ngen=10)'.D102]" office:value-type="float" office:value="16241">
            <text:p>16241.00</text:p>
          </table:table-cell>
          <table:table-cell table:style-name="ce32" table:formula="of:=['Memetic Algorithm (pop=8, Ngen=10)'.D102]" office:value-type="float" office:value="93.6666666666667">
            <text:p>93.67</text:p>
          </table:table-cell>
          <table:table-cell table:style-name="ce85" table:formula="of:=[ISifting.D18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32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32" table:formula="of:=[RandomSwapper.D103]" office:value-type="float" office:value="113.333333333333">
            <text:p>113.33</text:p>
          </table:table-cell>
          <table:table-cell table:style-name="ce32" table:formula="of:=['Genetic Algorithm (pop=8, Ngen=10)'.D103]" office:value-type="float" office:value="128">
            <text:p>128.00</text:p>
          </table:table-cell>
          <table:table-cell table:style-name="ce32" table:formula="of:=['Memetic Algorithm (pop=8, Ngen=10)'.D103]" office:value-type="float" office:value="48.3333333333333">
            <text:p>48.33</text:p>
          </table:table-cell>
          <table:table-cell table:style-name="ce85" table:formula="of:=[ISifting.D19]" office:value-type="float" office:value="60">
            <text:p>6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32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32" table:formula="of:=[RandomSwapper.D104]" office:value-type="float" office:value="6">
            <text:p>6.00</text:p>
          </table:table-cell>
          <table:table-cell table:style-name="ce32" table:formula="of:=['Genetic Algorithm (pop=8, Ngen=10)'.D104]" office:value-type="float" office:value="6">
            <text:p>6.00</text:p>
          </table:table-cell>
          <table:table-cell table:style-name="ce32" table:formula="of:=['Memetic Algorithm (pop=8, Ngen=10)'.D104]" office:value-type="float" office:value="6">
            <text:p>6.00</text:p>
          </table:table-cell>
          <table:table-cell table:style-name="ce85" table:formula="of:=[ISifting.D20]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32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32" table:formula="of:=[RandomSwapper.D105]" office:value-type="float" office:value="43">
            <text:p>43.00</text:p>
          </table:table-cell>
          <table:table-cell table:style-name="ce32" table:formula="of:=['Genetic Algorithm (pop=8, Ngen=10)'.D105]" office:value-type="float" office:value="43">
            <text:p>43.00</text:p>
          </table:table-cell>
          <table:table-cell table:style-name="ce32" table:formula="of:=['Memetic Algorithm (pop=8, Ngen=10)'.D105]" office:value-type="float" office:value="43">
            <text:p>43.00</text:p>
          </table:table-cell>
          <table:table-cell table:style-name="ce85" table:formula="of:=[ISifting.D21]" office:value-type="float" office:value="43">
            <text:p>43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32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32" table:formula="of:=[RandomSwapper.D106]" office:value-type="float" office:value="1061.33333333333">
            <text:p>1061.33</text:p>
          </table:table-cell>
          <table:table-cell table:style-name="ce32" table:formula="of:=['Genetic Algorithm (pop=8, Ngen=10)'.D106]" office:value-type="float" office:value="1195">
            <text:p>1195.00</text:p>
          </table:table-cell>
          <table:table-cell table:style-name="ce32" table:formula="of:=['Memetic Algorithm (pop=8, Ngen=10)'.D106]" office:value-type="float" office:value="47">
            <text:p>47.00</text:p>
          </table:table-cell>
          <table:table-cell table:style-name="ce85" table:formula="of:=[ISifting.D22]" office:value-type="float" office:value="47">
            <text:p>4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32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32" table:formula="of:=[RandomSwapper.D107]" office:value-type="float" office:value="132">
            <text:p>132.00</text:p>
          </table:table-cell>
          <table:table-cell table:style-name="ce32" table:formula="of:=['Genetic Algorithm (pop=8, Ngen=10)'.D107]" office:value-type="float" office:value="96">
            <text:p>96.00</text:p>
          </table:table-cell>
          <table:table-cell table:style-name="ce32" table:formula="of:=['Memetic Algorithm (pop=8, Ngen=10)'.D107]" office:value-type="float" office:value="45.6666666666667">
            <text:p>45.67</text:p>
          </table:table-cell>
          <table:table-cell table:style-name="ce85" table:formula="of:=[ISifting.D23]"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32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32" table:formula="of:=[RandomSwapper.D108]" office:value-type="float" office:value="42">
            <text:p>42.00</text:p>
          </table:table-cell>
          <table:table-cell table:style-name="ce32" table:formula="of:=['Genetic Algorithm (pop=8, Ngen=10)'.D108]" office:value-type="float" office:value="42">
            <text:p>42.00</text:p>
          </table:table-cell>
          <table:table-cell table:style-name="ce32" table:formula="of:=['Memetic Algorithm (pop=8, Ngen=10)'.D108]" office:value-type="float" office:value="42">
            <text:p>42.00</text:p>
          </table:table-cell>
          <table:table-cell table:style-name="ce85" table:formula="of:=[ISifting.D24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32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32" table:formula="of:=[RandomSwapper.D109]" office:value-type="float" office:value="945.666666666667">
            <text:p>945.67</text:p>
          </table:table-cell>
          <table:table-cell table:style-name="ce32" table:formula="of:=['Genetic Algorithm (pop=8, Ngen=10)'.D109]" office:value-type="float" office:value="170">
            <text:p>170.00</text:p>
          </table:table-cell>
          <table:table-cell table:style-name="ce32" table:formula="of:=['Memetic Algorithm (pop=8, Ngen=10)'.D109]" office:value-type="float" office:value="47">
            <text:p>47.00</text:p>
          </table:table-cell>
          <table:table-cell table:style-name="ce85" table:formula="of:=[ISifting.D25]" office:value-type="float" office:value="52">
            <text:p>52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32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32" table:formula="of:=[RandomSwapper.D110]" office:value-type="float" office:value="42">
            <text:p>42.00</text:p>
          </table:table-cell>
          <table:table-cell table:style-name="ce32" table:formula="of:=['Genetic Algorithm (pop=8, Ngen=10)'.D110]" office:value-type="float" office:value="42">
            <text:p>42.00</text:p>
          </table:table-cell>
          <table:table-cell table:style-name="ce32" table:formula="of:=['Memetic Algorithm (pop=8, Ngen=10)'.D110]" office:value-type="float" office:value="42">
            <text:p>42.00</text:p>
          </table:table-cell>
          <table:table-cell table:style-name="ce85" table:formula="of:=[ISifting.D26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32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32" table:formula="of:=[RandomSwapper.D111]" office:value-type="float" office:value="33782.3333333333">
            <text:p>33782.33</text:p>
          </table:table-cell>
          <table:table-cell table:style-name="ce32" table:formula="of:=['Genetic Algorithm (pop=8, Ngen=10)'.D111]" office:value-type="float" office:value="40957">
            <text:p>40957.00</text:p>
          </table:table-cell>
          <table:table-cell table:style-name="ce32" table:formula="of:=['Memetic Algorithm (pop=8, Ngen=10)'.D111]" office:value-type="float" office:value="93.6666666666667">
            <text:p>93.67</text:p>
          </table:table-cell>
          <table:table-cell table:style-name="ce85" table:formula="of:=[ISifting.D27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style-name="ce73" office:value-type="string">
            <text:p>Avg</text:p>
          </table:table-cell>
          <table:table-cell table:style-name="ce79" table:formula="of:=SUM([.B3:.B27])/25" office:value-type="float" office:value="27.44">
            <text:p>27.44</text:p>
          </table:table-cell>
          <table:table-cell table:style-name="ce79" table:formula="of:=SUM([.C3:.C27])/25" office:value-type="float" office:value="6382.72">
            <text:p>6382.72</text:p>
          </table:table-cell>
          <table:table-cell table:style-name="ce79" table:formula="of:=SUM([.D3:.D27])/25" office:value-type="float" office:value="428.88">
            <text:p>428.88</text:p>
          </table:table-cell>
          <table:table-cell table:style-name="ce79" table:formula="of:=SUM([.E3:.E27])/25" office:value-type="float" office:value="321.16">
            <text:p>321.16</text:p>
          </table:table-cell>
          <table:table-cell table:style-name="ce79" table:formula="of:=SUM([.F3:.F27])/25" office:value-type="float" office:value="393.32">
            <text:p>393.32</text:p>
          </table:table-cell>
          <table:table-cell table:style-name="ce79" table:formula="of:=SUM([.G3:.G27])/25" office:value-type="float" office:value="6354.68">
            <text:p>6354.68</text:p>
          </table:table-cell>
          <table:table-cell table:style-name="ce79" table:formula="of:=SUM([.H3:.H27])/25" office:value-type="float" office:value="5345.76">
            <text:p>5345.76</text:p>
          </table:table-cell>
          <table:table-cell table:style-name="ce79" table:formula="of:=SUM([.I3:.I27])/25" office:value-type="float" office:value="4564">
            <text:p>4564.00</text:p>
          </table:table-cell>
          <table:table-cell table:style-name="ce79" table:formula="of:=SUM([.J3:.J27])/25" office:value-type="float" office:value="3657.32">
            <text:p>3657.32</text:p>
          </table:table-cell>
          <table:table-cell table:style-name="ce79" table:formula="of:=SUM([.K3:.K27])/25" office:value-type="float" office:value="5477.18666666667">
            <text:p>5477.19</text:p>
          </table:table-cell>
          <table:table-cell table:style-name="ce79" table:formula="of:=SUM([.L3:.L27])/25" office:value-type="float" office:value="5327.45333333333">
            <text:p>5327.45</text:p>
          </table:table-cell>
          <table:table-cell table:style-name="ce79" table:formula="of:=SUM([.M3:.M27])/25" office:value-type="float" office:value="2944.64">
            <text:p>2944.64</text:p>
          </table:table-cell>
          <table:table-cell table:style-name="ce86" table:formula="of:=SUM([.N3:.N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87"/>
          <table:table-cell table:number-columns-repeated="1009"/>
        </table:table-row>
        <table:table-row table:style-name="ro5">
          <table:table-cell table:style-name="ce70" office:value-type="string" table:number-columns-spanned="14" table:number-rows-spanned="1">
            <text:p>Percentage of reduction obtained in each reduction process</text:p>
          </table:table-cell>
          <table:covered-table-cell table:number-columns-repeated="12" table:style-name="ce78"/>
          <table:covered-table-cell table:style-name="ce84"/>
          <table:table-cell table:number-columns-repeated="1009"/>
        </table:table-row>
        <table:table-row table:style-name="ro6">
          <table:table-cell table:style-name="ce71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100 - 100 * [.D3]/[.C3]" office:value-type="float" office:value="59.5996360327571">
            <text:p>59.60</text:p>
          </table:table-cell>
          <table:table-cell table:style-name="ce32" table:formula="of:=100 - 100 * [.E3]/[.C3]" office:value-type="float" office:value="70.7916287534122">
            <text:p>70.79</text:p>
          </table:table-cell>
          <table:table-cell table:style-name="ce32" table:formula="of:=100 - 100 * [.F3]/[.C3]" office:value-type="float" office:value="77.3430391264786">
            <text:p>77.34</text:p>
          </table:table-cell>
          <table:table-cell table:style-name="ce32" table:formula="of:=100 - 100 * [.G3]/[.C3]" office:value-type="float" office:value="1.81983621474068">
            <text:p>1.82</text:p>
          </table:table-cell>
          <table:table-cell table:style-name="ce32" table:formula="of:=100 - 100 * [.H3]/[.C3]" office:value-type="float" office:value="2.54777070063695">
            <text:p>2.55</text:p>
          </table:table-cell>
          <table:table-cell table:style-name="ce32" table:formula="of:=100 - 100 * [.I3]/[.C3]" office:value-type="float" office:value="6.55141037306642">
            <text:p>6.55</text:p>
          </table:table-cell>
          <table:table-cell table:style-name="ce32" table:formula="of:=100 - 100 * [.J3]/[.C3]" office:value-type="float" office:value="6.73339399454049">
            <text:p>6.73</text:p>
          </table:table-cell>
          <table:table-cell table:style-name="ce32" table:formula="of:=100 - 100 * [.K3]/[.C3]" office:value-type="float" office:value="3.76099484379739">
            <text:p>3.76</text:p>
          </table:table-cell>
          <table:table-cell table:style-name="ce32" table:formula="of:=100 - 100 * [.L3]/[.C3]" office:value-type="float" office:value="13.527449196239">
            <text:p>13.53</text:p>
          </table:table-cell>
          <table:table-cell table:style-name="ce32" table:formula="of:=100 - 100 * [.M3]/[.C3]" office:value-type="float" office:value="82.9238701850167">
            <text:p>82.92</text:p>
          </table:table-cell>
          <table:table-cell table:style-name="ce34" table:formula="of:=100 - 100 * [.N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100 - 100 * [.D4]/[.C4]" office:value-type="float" office:value="35.7142857142857">
            <text:p>35.71</text:p>
          </table:table-cell>
          <table:table-cell table:style-name="ce32" table:formula="of:=100 - 100 * [.E4]/[.C4]" office:value-type="float" office:value="44.0476190476191">
            <text:p>44.05</text:p>
          </table:table-cell>
          <table:table-cell table:style-name="ce32" table:formula="of:=100 - 100 * [.F4]/[.C4]" office:value-type="float" office:value="40.0793650793651">
            <text:p>40.08</text:p>
          </table:table-cell>
          <table:table-cell table:style-name="ce32" table:formula="of:=100 - 100 * [.G4]/[.C4]" office:value-type="float" office:value="2.38095238095238">
            <text:p>2.38</text:p>
          </table:table-cell>
          <table:table-cell table:style-name="ce32" table:formula="of:=100 - 100 * [.H4]/[.C4]" office:value-type="float" office:value="5.95238095238095">
            <text:p>5.95</text:p>
          </table:table-cell>
          <table:table-cell table:style-name="ce32" table:formula="of:=100 - 100 * [.I4]/[.C4]" office:value-type="float" office:value="7.14285714285714">
            <text:p>7.14</text:p>
          </table:table-cell>
          <table:table-cell table:style-name="ce32" table:formula="of:=100 - 100 * [.J4]/[.C4]" office:value-type="float" office:value="8.33333333333333">
            <text:p>8.33</text:p>
          </table:table-cell>
          <table:table-cell table:style-name="ce32" table:formula="of:=100 - 100 * [.K4]/[.C4]" office:value-type="float" office:value="4.76190476190476">
            <text:p>4.76</text:p>
          </table:table-cell>
          <table:table-cell table:style-name="ce32" table:formula="of:=100 - 100 * [.L4]/[.C4]" office:value-type="float" office:value="15.8730158730159">
            <text:p>15.87</text:p>
          </table:table-cell>
          <table:table-cell table:style-name="ce32" table:formula="of:=100 - 100 * [.M4]/[.C4]" office:value-type="float" office:value="43.6507936507936">
            <text:p>43.65</text:p>
          </table:table-cell>
          <table:table-cell table:style-name="ce34" table:formula="of:=100 - 100 * [.N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100 - 100 * [.D5]/[.C5]" office:value-type="float" office:value="0">
            <text:p>0.00</text:p>
          </table:table-cell>
          <table:table-cell table:style-name="ce32" table:formula="of:=100 - 100 * [.E5]/[.C5]" office:value-type="float" office:value="0">
            <text:p>0.00</text:p>
          </table:table-cell>
          <table:table-cell table:style-name="ce32" table:formula="of:=100 - 100 * [.F5]/[.C5]" office:value-type="float" office:value="0">
            <text:p>0.00</text:p>
          </table:table-cell>
          <table:table-cell table:style-name="ce32" table:formula="of:=100 - 100 * [.G5]/[.C5]" office:value-type="float" office:value="0">
            <text:p>0.00</text:p>
          </table:table-cell>
          <table:table-cell table:style-name="ce32" table:formula="of:=100 - 100 * [.H5]/[.C5]" office:value-type="float" office:value="0">
            <text:p>0.00</text:p>
          </table:table-cell>
          <table:table-cell table:style-name="ce32" table:formula="of:=100 - 100 * [.I5]/[.C5]" office:value-type="float" office:value="0">
            <text:p>0.00</text:p>
          </table:table-cell>
          <table:table-cell table:style-name="ce32" table:formula="of:=100 - 100 * [.J5]/[.C5]" office:value-type="float" office:value="0">
            <text:p>0.00</text:p>
          </table:table-cell>
          <table:table-cell table:style-name="ce32" table:formula="of:=100 - 100 * [.K5]/[.C5]" office:value-type="float" office:value="0">
            <text:p>0.00</text:p>
          </table:table-cell>
          <table:table-cell table:style-name="ce32" table:formula="of:=100 - 100 * [.L5]/[.C5]" office:value-type="float" office:value="0">
            <text:p>0.00</text:p>
          </table:table-cell>
          <table:table-cell table:style-name="ce32" table:formula="of:=100 - 100 * [.M5]/[.C5]" office:value-type="float" office:value="0">
            <text:p>0.00</text:p>
          </table:table-cell>
          <table:table-cell table:style-name="ce34" table:formula="of:=100 - 100 * [.N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100 - 100 * [.D6]/[.C6]" office:value-type="float" office:value="13.7931034482759">
            <text:p>13.79</text:p>
          </table:table-cell>
          <table:table-cell table:style-name="ce32" table:formula="of:=100 - 100 * [.E6]/[.C6]" office:value-type="float" office:value="13.7931034482759">
            <text:p>13.79</text:p>
          </table:table-cell>
          <table:table-cell table:style-name="ce32" table:formula="of:=100 - 100 * [.F6]/[.C6]" office:value-type="float" office:value="11.4942528735632">
            <text:p>11.49</text:p>
          </table:table-cell>
          <table:table-cell table:style-name="ce32" table:formula="of:=100 - 100 * [.G6]/[.C6]" office:value-type="float" office:value="0">
            <text:p>0.00</text:p>
          </table:table-cell>
          <table:table-cell table:style-name="ce32" table:formula="of:=100 - 100 * [.H6]/[.C6]" office:value-type="float" office:value="3.44827586206897">
            <text:p>3.45</text:p>
          </table:table-cell>
          <table:table-cell table:style-name="ce32" table:formula="of:=100 - 100 * [.I6]/[.C6]" office:value-type="float" office:value="6.89655172413794">
            <text:p>6.90</text:p>
          </table:table-cell>
          <table:table-cell table:style-name="ce32" table:formula="of:=100 - 100 * [.J6]/[.C6]" office:value-type="float" office:value="10.3448275862069">
            <text:p>10.34</text:p>
          </table:table-cell>
          <table:table-cell table:style-name="ce32" table:formula="of:=100 - 100 * [.K6]/[.C6]" office:value-type="float" office:value="9.19540229885058">
            <text:p>9.20</text:p>
          </table:table-cell>
          <table:table-cell table:style-name="ce32" table:formula="of:=100 - 100 * [.L6]/[.C6]" office:value-type="float" office:value="3.44827586206897">
            <text:p>3.45</text:p>
          </table:table-cell>
          <table:table-cell table:style-name="ce32" table:formula="of:=100 - 100 * [.M6]/[.C6]" office:value-type="float" office:value="31.0344827586207">
            <text:p>31.03</text:p>
          </table:table-cell>
          <table:table-cell table:style-name="ce34" table:formula="of:=100 - 100 * [.N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7]/[.C7]" office:value-type="float" office:value="5.88235294117646">
            <text:p>5.88</text:p>
          </table:table-cell>
          <table:table-cell table:style-name="ce32" table:formula="of:=100 - 100 * [.E7]/[.C7]" office:value-type="float" office:value="5.88235294117646">
            <text:p>5.88</text:p>
          </table:table-cell>
          <table:table-cell table:style-name="ce32" table:formula="of:=100 - 100 * [.F7]/[.C7]" office:value-type="float" office:value="5.88235294117646">
            <text:p>5.88</text:p>
          </table:table-cell>
          <table:table-cell table:style-name="ce32" table:formula="of:=100 - 100 * [.G7]/[.C7]" office:value-type="float" office:value="0">
            <text:p>0.00</text:p>
          </table:table-cell>
          <table:table-cell table:style-name="ce32" table:formula="of:=100 - 100 * [.H7]/[.C7]" office:value-type="float" office:value="2.94117647058823">
            <text:p>2.94</text:p>
          </table:table-cell>
          <table:table-cell table:style-name="ce32" table:formula="of:=100 - 100 * [.I7]/[.C7]" office:value-type="float" office:value="2.94117647058823">
            <text:p>2.94</text:p>
          </table:table-cell>
          <table:table-cell table:style-name="ce32" table:formula="of:=100 - 100 * [.J7]/[.C7]" office:value-type="float" office:value="0">
            <text:p>0.00</text:p>
          </table:table-cell>
          <table:table-cell table:style-name="ce32" table:formula="of:=100 - 100 * [.K7]/[.C7]" office:value-type="float" office:value="0.980392156862749">
            <text:p>0.98</text:p>
          </table:table-cell>
          <table:table-cell table:style-name="ce32" table:formula="of:=100 - 100 * [.L7]/[.C7]" office:value-type="float" office:value="0">
            <text:p>0.00</text:p>
          </table:table-cell>
          <table:table-cell table:style-name="ce32" table:formula="of:=100 - 100 * [.M7]/[.C7]" office:value-type="float" office:value="14.7058823529412">
            <text:p>14.71</text:p>
          </table:table-cell>
          <table:table-cell table:style-name="ce34" table:formula="of:=100 - 100 * [.N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100 - 100 * [.D8]/[.C8]" office:value-type="float" office:value="70.9635457977728">
            <text:p>70.96</text:p>
          </table:table-cell>
          <table:table-cell table:style-name="ce32" table:formula="of:=100 - 100 * [.E8]/[.C8]" office:value-type="float" office:value="79.0951489577715">
            <text:p>79.10</text:p>
          </table:table-cell>
          <table:table-cell table:style-name="ce32" table:formula="of:=100 - 100 * [.F8]/[.C8]" office:value-type="float" office:value="74.3117907717038">
            <text:p>74.31</text:p>
          </table:table-cell>
          <table:table-cell table:style-name="ce32" table:formula="of:=100 - 100 * [.G8]/[.C8]" office:value-type="float" office:value="1.69421618706177">
            <text:p>1.69</text:p>
          </table:table-cell>
          <table:table-cell table:style-name="ce32" table:formula="of:=100 - 100 * [.H8]/[.C8]" office:value-type="float" office:value="3.33766934230147">
            <text:p>3.34</text:p>
          </table:table-cell>
          <table:table-cell table:style-name="ce32" table:formula="of:=100 - 100 * [.I8]/[.C8]" office:value-type="float" office:value="6.29461594593737">
            <text:p>6.29</text:p>
          </table:table-cell>
          <table:table-cell table:style-name="ce32" table:formula="of:=100 - 100 * [.J8]/[.C8]" office:value-type="float" office:value="9.49268695072813">
            <text:p>9.49</text:p>
          </table:table-cell>
          <table:table-cell table:style-name="ce32" table:formula="of:=100 - 100 * [.K8]/[.C8]" office:value-type="float" office:value="1.12313207906342">
            <text:p>1.12</text:p>
          </table:table-cell>
          <table:table-cell table:style-name="ce32" table:formula="of:=100 - 100 * [.L8]/[.C8]" office:value-type="float" office:value="0">
            <text:p>0.00</text:p>
          </table:table-cell>
          <table:table-cell table:style-name="ce32" table:formula="of:=100 - 100 * [.M8]/[.C8]" office:value-type="float" office:value="0">
            <text:p>0.00</text:p>
          </table:table-cell>
          <table:table-cell table:style-name="ce34" table:formula="of:=100 - 100 * [.N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100 - 100 * [.D9]/[.C9]" office:value-type="float" office:value="56.25">
            <text:p>56.25</text:p>
          </table:table-cell>
          <table:table-cell table:style-name="ce32" table:formula="of:=100 - 100 * [.E9]/[.C9]" office:value-type="float" office:value="56.25">
            <text:p>56.25</text:p>
          </table:table-cell>
          <table:table-cell table:style-name="ce32" table:formula="of:=100 - 100 * [.F9]/[.C9]" office:value-type="float" office:value="56.25">
            <text:p>56.25</text:p>
          </table:table-cell>
          <table:table-cell table:style-name="ce32" table:formula="of:=100 - 100 * [.G9]/[.C9]" office:value-type="float" office:value="5">
            <text:p>5.00</text:p>
          </table:table-cell>
          <table:table-cell table:style-name="ce32" table:formula="of:=100 - 100 * [.H9]/[.C9]" office:value-type="float" office:value="10">
            <text:p>10.00</text:p>
          </table:table-cell>
          <table:table-cell table:style-name="ce32" table:formula="of:=100 - 100 * [.I9]/[.C9]" office:value-type="float" office:value="15">
            <text:p>15.00</text:p>
          </table:table-cell>
          <table:table-cell table:style-name="ce32" table:formula="of:=100 - 100 * [.J9]/[.C9]" office:value-type="float" office:value="22.5">
            <text:p>22.50</text:p>
          </table:table-cell>
          <table:table-cell table:style-name="ce32" table:formula="of:=100 - 100 * [.K9]/[.C9]" office:value-type="float" office:value="10">
            <text:p>10.00</text:p>
          </table:table-cell>
          <table:table-cell table:style-name="ce32" table:formula="of:=100 - 100 * [.L9]/[.C9]" office:value-type="float" office:value="12.0833333333333">
            <text:p>12.08</text:p>
          </table:table-cell>
          <table:table-cell table:style-name="ce32" table:formula="of:=100 - 100 * [.M9]/[.C9]" office:value-type="float" office:value="56.25">
            <text:p>56.25</text:p>
          </table:table-cell>
          <table:table-cell table:style-name="ce34" table:formula="of:=100 - 100 * [.N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0]/[.C10]" office:value-type="float" office:value="0">
            <text:p>0.00</text:p>
          </table:table-cell>
          <table:table-cell table:style-name="ce32" table:formula="of:=100 - 100 * [.E10]/[.C10]" office:value-type="float" office:value="0">
            <text:p>0.00</text:p>
          </table:table-cell>
          <table:table-cell table:style-name="ce32" table:formula="of:=100 - 100 * [.F10]/[.C10]" office:value-type="float" office:value="0">
            <text:p>0.00</text:p>
          </table:table-cell>
          <table:table-cell table:style-name="ce32" table:formula="of:=100 - 100 * [.G10]/[.C10]" office:value-type="float" office:value="0">
            <text:p>0.00</text:p>
          </table:table-cell>
          <table:table-cell table:style-name="ce32" table:formula="of:=100 - 100 * [.H10]/[.C10]" office:value-type="float" office:value="0">
            <text:p>0.00</text:p>
          </table:table-cell>
          <table:table-cell table:style-name="ce32" table:formula="of:=100 - 100 * [.I10]/[.C10]" office:value-type="float" office:value="0">
            <text:p>0.00</text:p>
          </table:table-cell>
          <table:table-cell table:style-name="ce32" table:formula="of:=100 - 100 * [.J10]/[.C10]" office:value-type="float" office:value="0">
            <text:p>0.00</text:p>
          </table:table-cell>
          <table:table-cell table:style-name="ce32" table:formula="of:=100 - 100 * [.K10]/[.C10]" office:value-type="float" office:value="0">
            <text:p>0.00</text:p>
          </table:table-cell>
          <table:table-cell table:style-name="ce32" table:formula="of:=100 - 100 * [.L10]/[.C10]" office:value-type="float" office:value="0">
            <text:p>0.00</text:p>
          </table:table-cell>
          <table:table-cell table:style-name="ce32" table:formula="of:=100 - 100 * [.M10]/[.C10]" office:value-type="float" office:value="0">
            <text:p>0.00</text:p>
          </table:table-cell>
          <table:table-cell table:style-name="ce34" table:formula="of:=100 - 100 * [.N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100 - 100 * [.D11]/[.C11]" office:value-type="float" office:value="19.5652173913043">
            <text:p>19.57</text:p>
          </table:table-cell>
          <table:table-cell table:style-name="ce32" table:formula="of:=100 - 100 * [.E11]/[.C11]" office:value-type="float" office:value="19.5652173913043">
            <text:p>19.57</text:p>
          </table:table-cell>
          <table:table-cell table:style-name="ce32" table:formula="of:=100 - 100 * [.F11]/[.C11]" office:value-type="float" office:value="19.5652173913043">
            <text:p>19.57</text:p>
          </table:table-cell>
          <table:table-cell table:style-name="ce32" table:formula="of:=100 - 100 * [.G11]/[.C11]" office:value-type="float" office:value="2.17391304347827">
            <text:p>2.17</text:p>
          </table:table-cell>
          <table:table-cell table:style-name="ce32" table:formula="of:=100 - 100 * [.H11]/[.C11]" office:value-type="float" office:value="2.17391304347827">
            <text:p>2.17</text:p>
          </table:table-cell>
          <table:table-cell table:style-name="ce32" table:formula="of:=100 - 100 * [.I11]/[.C11]" office:value-type="float" office:value="2.17391304347827">
            <text:p>2.17</text:p>
          </table:table-cell>
          <table:table-cell table:style-name="ce32" table:formula="of:=100 - 100 * [.J11]/[.C11]" office:value-type="float" office:value="2.17391304347827">
            <text:p>2.17</text:p>
          </table:table-cell>
          <table:table-cell table:style-name="ce32" table:formula="of:=100 - 100 * [.K11]/[.C11]" office:value-type="float" office:value="5.79710144927535">
            <text:p>5.80</text:p>
          </table:table-cell>
          <table:table-cell table:style-name="ce32" table:formula="of:=100 - 100 * [.L11]/[.C11]" office:value-type="float" office:value="0">
            <text:p>0.00</text:p>
          </table:table-cell>
          <table:table-cell table:style-name="ce32" table:formula="of:=100 - 100 * [.M11]/[.C11]" office:value-type="float" office:value="19.5652173913043">
            <text:p>19.57</text:p>
          </table:table-cell>
          <table:table-cell table:style-name="ce34" table:formula="of:=100 - 100 * [.N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2]/[.C12]" office:value-type="float" office:value="99.7631662475279">
            <text:p>99.76</text:p>
          </table:table-cell>
          <table:table-cell table:style-name="ce32" table:formula="of:=100 - 100 * [.E12]/[.C12]" office:value-type="float" office:value="99.7533999072198">
            <text:p>99.75</text:p>
          </table:table-cell>
          <table:table-cell table:style-name="ce32" table:formula="of:=100 - 100 * [.F12]/[.C12]" office:value-type="float" office:value="99.4962196124391">
            <text:p>99.50</text:p>
          </table:table-cell>
          <table:table-cell table:style-name="ce32" table:formula="of:=100 - 100 * [.G12]/[.C12]" office:value-type="float" office:value="0">
            <text:p>0.00</text:p>
          </table:table-cell>
          <table:table-cell table:style-name="ce32" table:formula="of:=100 - 100 * [.H12]/[.C12]" office:value-type="float" office:value="20.0014649510462">
            <text:p>20.00</text:p>
          </table:table-cell>
          <table:table-cell table:style-name="ce32" table:formula="of:=100 - 100 * [.I12]/[.C12]" office:value-type="float" office:value="35.0025636643309">
            <text:p>35.00</text:p>
          </table:table-cell>
          <table:table-cell table:style-name="ce32" table:formula="of:=100 - 100 * [.J12]/[.C12]" office:value-type="float" office:value="52.5038454964963">
            <text:p>52.50</text:p>
          </table:table-cell>
          <table:table-cell table:style-name="ce32" table:formula="of:=100 - 100 * [.K12]/[.C12]" office:value-type="float" office:value="17.5175590660123">
            <text:p>17.52</text:p>
          </table:table-cell>
          <table:table-cell table:style-name="ce32" table:formula="of:=100 - 100 * [.L12]/[.C12]" office:value-type="float" office:value="0">
            <text:p>0.00</text:p>
          </table:table-cell>
          <table:table-cell table:style-name="ce32" table:formula="of:=100 - 100 * [.M12]/[.C12]" office:value-type="float" office:value="0">
            <text:p>0.00</text:p>
          </table:table-cell>
          <table:table-cell table:style-name="ce34" table:formula="of:=100 - 100 * [.N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100 - 100 * [.D13]/[.C13]" office:value-type="float" office:value="78.1350482315113">
            <text:p>78.14</text:p>
          </table:table-cell>
          <table:table-cell table:style-name="ce32" table:formula="of:=100 - 100 * [.E13]/[.C13]" office:value-type="float" office:value="78.1350482315113">
            <text:p>78.14</text:p>
          </table:table-cell>
          <table:table-cell table:style-name="ce32" table:formula="of:=100 - 100 * [.F13]/[.C13]" office:value-type="float" office:value="70.9539121114684">
            <text:p>70.95</text:p>
          </table:table-cell>
          <table:table-cell table:style-name="ce32" table:formula="of:=100 - 100 * [.G13]/[.C13]" office:value-type="float" office:value="1.28617363344051">
            <text:p>1.29</text:p>
          </table:table-cell>
          <table:table-cell table:style-name="ce32" table:formula="of:=100 - 100 * [.H13]/[.C13]" office:value-type="float" office:value="2.57234726688102">
            <text:p>2.57</text:p>
          </table:table-cell>
          <table:table-cell table:style-name="ce32" table:formula="of:=100 - 100 * [.I13]/[.C13]" office:value-type="float" office:value="3.85852090032154">
            <text:p>3.86</text:p>
          </table:table-cell>
          <table:table-cell table:style-name="ce32" table:formula="of:=100 - 100 * [.J13]/[.C13]" office:value-type="float" office:value="6.43086816720258">
            <text:p>6.43</text:p>
          </table:table-cell>
          <table:table-cell table:style-name="ce32" table:formula="of:=100 - 100 * [.K13]/[.C13]" office:value-type="float" office:value="3.10825294748125">
            <text:p>3.11</text:p>
          </table:table-cell>
          <table:table-cell table:style-name="ce32" table:formula="of:=100 - 100 * [.L13]/[.C13]" office:value-type="float" office:value="48.8745980707396">
            <text:p>48.87</text:p>
          </table:table-cell>
          <table:table-cell table:style-name="ce32" table:formula="of:=100 - 100 * [.M13]/[.C13]" office:value-type="float" office:value="83.6012861736334">
            <text:p>83.60</text:p>
          </table:table-cell>
          <table:table-cell table:style-name="ce34" table:formula="of:=100 - 100 * [.N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4]/[.C14]" office:value-type="float" office:value="5.88235294117646">
            <text:p>5.88</text:p>
          </table:table-cell>
          <table:table-cell table:style-name="ce32" table:formula="of:=100 - 100 * [.E14]/[.C14]" office:value-type="float" office:value="5.88235294117646">
            <text:p>5.88</text:p>
          </table:table-cell>
          <table:table-cell table:style-name="ce32" table:formula="of:=100 - 100 * [.F14]/[.C14]" office:value-type="float" office:value="5.88235294117646">
            <text:p>5.88</text:p>
          </table:table-cell>
          <table:table-cell table:style-name="ce32" table:formula="of:=100 - 100 * [.G14]/[.C14]" office:value-type="float" office:value="0">
            <text:p>0.00</text:p>
          </table:table-cell>
          <table:table-cell table:style-name="ce32" table:formula="of:=100 - 100 * [.H14]/[.C14]" office:value-type="float" office:value="2.94117647058823">
            <text:p>2.94</text:p>
          </table:table-cell>
          <table:table-cell table:style-name="ce32" table:formula="of:=100 - 100 * [.I14]/[.C14]" office:value-type="float" office:value="5.88235294117646">
            <text:p>5.88</text:p>
          </table:table-cell>
          <table:table-cell table:style-name="ce32" table:formula="of:=100 - 100 * [.J14]/[.C14]" office:value-type="float" office:value="5.88235294117646">
            <text:p>5.88</text:p>
          </table:table-cell>
          <table:table-cell table:style-name="ce32" table:formula="of:=100 - 100 * [.K14]/[.C14]" office:value-type="float" office:value="0">
            <text:p>0.00</text:p>
          </table:table-cell>
          <table:table-cell table:style-name="ce32" table:formula="of:=100 - 100 * [.L14]/[.C14]" office:value-type="float" office:value="0">
            <text:p>0.00</text:p>
          </table:table-cell>
          <table:table-cell table:style-name="ce32" table:formula="of:=100 - 100 * [.M14]/[.C14]" office:value-type="float" office:value="5.88235294117646">
            <text:p>5.88</text:p>
          </table:table-cell>
          <table:table-cell table:style-name="ce34" table:formula="of:=100 - 100 * [.N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100 - 100 * [.D15]/[.C15]" office:value-type="float" office:value="2.5">
            <text:p>2.50</text:p>
          </table:table-cell>
          <table:table-cell table:style-name="ce32" table:formula="of:=100 - 100 * [.E15]/[.C15]" office:value-type="float" office:value="2.5">
            <text:p>2.50</text:p>
          </table:table-cell>
          <table:table-cell table:style-name="ce32" table:formula="of:=100 - 100 * [.F15]/[.C15]" office:value-type="float" office:value="2.5">
            <text:p>2.50</text:p>
          </table:table-cell>
          <table:table-cell table:style-name="ce32" table:formula="of:=100 - 100 * [.G15]/[.C15]" office:value-type="float" office:value="0">
            <text:p>0.00</text:p>
          </table:table-cell>
          <table:table-cell table:style-name="ce32" table:formula="of:=100 - 100 * [.H15]/[.C15]" office:value-type="float" office:value="2.5">
            <text:p>2.50</text:p>
          </table:table-cell>
          <table:table-cell table:style-name="ce32" table:formula="of:=100 - 100 * [.I15]/[.C15]" office:value-type="float" office:value="2.5">
            <text:p>2.50</text:p>
          </table:table-cell>
          <table:table-cell table:style-name="ce32" table:formula="of:=100 - 100 * [.J15]/[.C15]" office:value-type="float" office:value="2.5">
            <text:p>2.50</text:p>
          </table:table-cell>
          <table:table-cell table:style-name="ce32" table:formula="of:=100 - 100 * [.K15]/[.C15]" office:value-type="float" office:value="0.833333333333343">
            <text:p>0.83</text:p>
          </table:table-cell>
          <table:table-cell table:style-name="ce32" table:formula="of:=100 - 100 * [.L15]/[.C15]" office:value-type="float" office:value="0">
            <text:p>0.00</text:p>
          </table:table-cell>
          <table:table-cell table:style-name="ce32" table:formula="of:=100 - 100 * [.M15]/[.C15]" office:value-type="float" office:value="2.5">
            <text:p>2.50</text:p>
          </table:table-cell>
          <table:table-cell table:style-name="ce34" table:formula="of:=100 - 100 * [.N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100 - 100 * [.D16]/[.C16]" office:value-type="float" office:value="61.576354679803">
            <text:p>61.58</text:p>
          </table:table-cell>
          <table:table-cell table:style-name="ce32" table:formula="of:=100 - 100 * [.E16]/[.C16]" office:value-type="float" office:value="61.576354679803">
            <text:p>61.58</text:p>
          </table:table-cell>
          <table:table-cell table:style-name="ce32" table:formula="of:=100 - 100 * [.F16]/[.C16]" office:value-type="float" office:value="61.9047619047619">
            <text:p>61.90</text:p>
          </table:table-cell>
          <table:table-cell table:style-name="ce32" table:formula="of:=100 - 100 * [.G16]/[.C16]" office:value-type="float" office:value="2.95566502463055">
            <text:p>2.96</text:p>
          </table:table-cell>
          <table:table-cell table:style-name="ce32" table:formula="of:=100 - 100 * [.H16]/[.C16]" office:value-type="float" office:value="5.91133004926108">
            <text:p>5.91</text:p>
          </table:table-cell>
          <table:table-cell table:style-name="ce32" table:formula="of:=100 - 100 * [.I16]/[.C16]" office:value-type="float" office:value="7.38916256157636">
            <text:p>7.39</text:p>
          </table:table-cell>
          <table:table-cell table:style-name="ce32" table:formula="of:=100 - 100 * [.J16]/[.C16]" office:value-type="float" office:value="9.35960591133005">
            <text:p>9.36</text:p>
          </table:table-cell>
          <table:table-cell table:style-name="ce32" table:formula="of:=100 - 100 * [.K16]/[.C16]" office:value-type="float" office:value="18.0623973727422">
            <text:p>18.06</text:p>
          </table:table-cell>
          <table:table-cell table:style-name="ce32" table:formula="of:=100 - 100 * [.L16]/[.C16]" office:value-type="float" office:value="0">
            <text:p>0.00</text:p>
          </table:table-cell>
          <table:table-cell table:style-name="ce32" table:formula="of:=100 - 100 * [.M16]/[.C16]" office:value-type="float" office:value="66.6666666666667">
            <text:p>66.67</text:p>
          </table:table-cell>
          <table:table-cell table:style-name="ce34" table:formula="of:=100 - 100 * [.N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100 - 100 * [.D17]/[.C17]" office:value-type="float" office:value="70.1388888888889">
            <text:p>70.14</text:p>
          </table:table-cell>
          <table:table-cell table:style-name="ce32" table:formula="of:=100 - 100 * [.E17]/[.C17]" office:value-type="float" office:value="68.0555555555556">
            <text:p>68.06</text:p>
          </table:table-cell>
          <table:table-cell table:style-name="ce32" table:formula="of:=100 - 100 * [.F17]/[.C17]" office:value-type="float" office:value="68.287037037037">
            <text:p>68.29</text:p>
          </table:table-cell>
          <table:table-cell table:style-name="ce32" table:formula="of:=100 - 100 * [.G17]/[.C17]" office:value-type="float" office:value="2.77777777777777">
            <text:p>2.78</text:p>
          </table:table-cell>
          <table:table-cell table:style-name="ce32" table:formula="of:=100 - 100 * [.H17]/[.C17]" office:value-type="float" office:value="5.55555555555556">
            <text:p>5.56</text:p>
          </table:table-cell>
          <table:table-cell table:style-name="ce32" table:formula="of:=100 - 100 * [.I17]/[.C17]" office:value-type="float" office:value="6.94444444444444">
            <text:p>6.94</text:p>
          </table:table-cell>
          <table:table-cell table:style-name="ce32" table:formula="of:=100 - 100 * [.J17]/[.C17]" office:value-type="float" office:value="8.33333333333333">
            <text:p>8.33</text:p>
          </table:table-cell>
          <table:table-cell table:style-name="ce32" table:formula="of:=100 - 100 * [.K17]/[.C17]" office:value-type="float" office:value="12.5">
            <text:p>12.50</text:p>
          </table:table-cell>
          <table:table-cell table:style-name="ce32" table:formula="of:=100 - 100 * [.L17]/[.C17]" office:value-type="float" office:value="28.4722222222222">
            <text:p>28.47</text:p>
          </table:table-cell>
          <table:table-cell table:style-name="ce32" table:formula="of:=100 - 100 * [.M17]/[.C17]" office:value-type="float" office:value="76.3888888888889">
            <text:p>76.39</text:p>
          </table:table-cell>
          <table:table-cell table:style-name="ce34" table:formula="of:=100 - 100 * [.N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8]/[.C18]" office:value-type="float" office:value="99.7631662475279">
            <text:p>99.76</text:p>
          </table:table-cell>
          <table:table-cell table:style-name="ce32" table:formula="of:=100 - 100 * [.E18]/[.C18]" office:value-type="float" office:value="99.7533999072198">
            <text:p>99.75</text:p>
          </table:table-cell>
          <table:table-cell table:style-name="ce32" table:formula="of:=100 - 100 * [.F18]/[.C18]" office:value-type="float" office:value="99.4962196124391">
            <text:p>99.50</text:p>
          </table:table-cell>
          <table:table-cell table:style-name="ce32" table:formula="of:=100 - 100 * [.G18]/[.C18]" office:value-type="float" office:value="0">
            <text:p>0.00</text:p>
          </table:table-cell>
          <table:table-cell table:style-name="ce32" table:formula="of:=100 - 100 * [.H18]/[.C18]" office:value-type="float" office:value="20.0014649510462">
            <text:p>20.00</text:p>
          </table:table-cell>
          <table:table-cell table:style-name="ce32" table:formula="of:=100 - 100 * [.I18]/[.C18]" office:value-type="float" office:value="35.0025636643309">
            <text:p>35.00</text:p>
          </table:table-cell>
          <table:table-cell table:style-name="ce32" table:formula="of:=100 - 100 * [.J18]/[.C18]" office:value-type="float" office:value="52.5038454964963">
            <text:p>52.50</text:p>
          </table:table-cell>
          <table:table-cell table:style-name="ce32" table:formula="of:=100 - 100 * [.K18]/[.C18]" office:value-type="float" office:value="17.5175590660123">
            <text:p>17.52</text:p>
          </table:table-cell>
          <table:table-cell table:style-name="ce32" table:formula="of:=100 - 100 * [.L18]/[.C18]" office:value-type="float" office:value="60.3462167639231">
            <text:p>60.35</text:p>
          </table:table-cell>
          <table:table-cell table:style-name="ce32" table:formula="of:=100 - 100 * [.M18]/[.C18]" office:value-type="float" office:value="99.7713048644513">
            <text:p>99.77</text:p>
          </table:table-cell>
          <table:table-cell table:style-name="ce34" table:formula="of:=100 - 100 * [.N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100 - 100 * [.D19]/[.C19]" office:value-type="float" office:value="53.125">
            <text:p>53.13</text:p>
          </table:table-cell>
          <table:table-cell table:style-name="ce32" table:formula="of:=100 - 100 * [.E19]/[.C19]" office:value-type="float" office:value="51.5625">
            <text:p>51.56</text:p>
          </table:table-cell>
          <table:table-cell table:style-name="ce32" table:formula="of:=100 - 100 * [.F19]/[.C19]" office:value-type="float" office:value="51.5625">
            <text:p>51.56</text:p>
          </table:table-cell>
          <table:table-cell table:style-name="ce32" table:formula="of:=100 - 100 * [.G19]/[.C19]" office:value-type="float" office:value="3.125">
            <text:p>3.13</text:p>
          </table:table-cell>
          <table:table-cell table:style-name="ce32" table:formula="of:=100 - 100 * [.H19]/[.C19]" office:value-type="float" office:value="6.25">
            <text:p>6.25</text:p>
          </table:table-cell>
          <table:table-cell table:style-name="ce32" table:formula="of:=100 - 100 * [.I19]/[.C19]" office:value-type="float" office:value="9.375">
            <text:p>9.38</text:p>
          </table:table-cell>
          <table:table-cell table:style-name="ce32" table:formula="of:=100 - 100 * [.J19]/[.C19]" office:value-type="float" office:value="14.0625">
            <text:p>14.06</text:p>
          </table:table-cell>
          <table:table-cell table:style-name="ce32" table:formula="of:=100 - 100 * [.K19]/[.C19]" office:value-type="float" office:value="11.4583333333333">
            <text:p>11.46</text:p>
          </table:table-cell>
          <table:table-cell table:style-name="ce32" table:formula="of:=100 - 100 * [.L19]/[.C19]" office:value-type="float" office:value="0">
            <text:p>0.00</text:p>
          </table:table-cell>
          <table:table-cell table:style-name="ce32" table:formula="of:=100 - 100 * [.M19]/[.C19]" office:value-type="float" office:value="62.2395833333333">
            <text:p>62.24</text:p>
          </table:table-cell>
          <table:table-cell table:style-name="ce34" table:formula="of:=100 - 100 * [.N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100 - 100 * [.D20]/[.C20]" office:value-type="float" office:value="0">
            <text:p>0.00</text:p>
          </table:table-cell>
          <table:table-cell table:style-name="ce32" table:formula="of:=100 - 100 * [.E20]/[.C20]" office:value-type="float" office:value="0">
            <text:p>0.00</text:p>
          </table:table-cell>
          <table:table-cell table:style-name="ce32" table:formula="of:=100 - 100 * [.F20]/[.C20]" office:value-type="float" office:value="0">
            <text:p>0.00</text:p>
          </table:table-cell>
          <table:table-cell table:style-name="ce32" table:formula="of:=100 - 100 * [.G20]/[.C20]" office:value-type="float" office:value="0">
            <text:p>0.00</text:p>
          </table:table-cell>
          <table:table-cell table:style-name="ce32" table:formula="of:=100 - 100 * [.H20]/[.C20]" office:value-type="float" office:value="0">
            <text:p>0.00</text:p>
          </table:table-cell>
          <table:table-cell table:style-name="ce32" table:formula="of:=100 - 100 * [.I20]/[.C20]" office:value-type="float" office:value="0">
            <text:p>0.00</text:p>
          </table:table-cell>
          <table:table-cell table:style-name="ce32" table:formula="of:=100 - 100 * [.J20]/[.C20]" office:value-type="float" office:value="0">
            <text:p>0.00</text:p>
          </table:table-cell>
          <table:table-cell table:style-name="ce32" table:formula="of:=100 - 100 * [.K20]/[.C20]" office:value-type="float" office:value="0">
            <text:p>0.00</text:p>
          </table:table-cell>
          <table:table-cell table:style-name="ce32" table:formula="of:=100 - 100 * [.L20]/[.C20]" office:value-type="float" office:value="0">
            <text:p>0.00</text:p>
          </table:table-cell>
          <table:table-cell table:style-name="ce32" table:formula="of:=100 - 100 * [.M20]/[.C20]" office:value-type="float" office:value="0">
            <text:p>0.00</text:p>
          </table:table-cell>
          <table:table-cell table:style-name="ce34" table:formula="of:=100 - 100 * [.N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100 - 100 * [.D21]/[.C21]" office:value-type="float" office:value="0">
            <text:p>0.00</text:p>
          </table:table-cell>
          <table:table-cell table:style-name="ce32" table:formula="of:=100 - 100 * [.E21]/[.C21]" office:value-type="float" office:value="0">
            <text:p>0.00</text:p>
          </table:table-cell>
          <table:table-cell table:style-name="ce32" table:formula="of:=100 - 100 * [.F21]/[.C21]" office:value-type="float" office:value="0">
            <text:p>0.00</text:p>
          </table:table-cell>
          <table:table-cell table:style-name="ce32" table:formula="of:=100 - 100 * [.G21]/[.C21]" office:value-type="float" office:value="0">
            <text:p>0.00</text:p>
          </table:table-cell>
          <table:table-cell table:style-name="ce32" table:formula="of:=100 - 100 * [.H21]/[.C21]" office:value-type="float" office:value="0">
            <text:p>0.00</text:p>
          </table:table-cell>
          <table:table-cell table:style-name="ce32" table:formula="of:=100 - 100 * [.I21]/[.C21]" office:value-type="float" office:value="0">
            <text:p>0.00</text:p>
          </table:table-cell>
          <table:table-cell table:style-name="ce32" table:formula="of:=100 - 100 * [.J21]/[.C21]" office:value-type="float" office:value="0">
            <text:p>0.00</text:p>
          </table:table-cell>
          <table:table-cell table:style-name="ce32" table:formula="of:=100 - 100 * [.K21]/[.C21]" office:value-type="float" office:value="0">
            <text:p>0.00</text:p>
          </table:table-cell>
          <table:table-cell table:style-name="ce32" table:formula="of:=100 - 100 * [.L21]/[.C21]" office:value-type="float" office:value="0">
            <text:p>0.00</text:p>
          </table:table-cell>
          <table:table-cell table:style-name="ce32" table:formula="of:=100 - 100 * [.M21]/[.C21]" office:value-type="float" office:value="0">
            <text:p>0.00</text:p>
          </table:table-cell>
          <table:table-cell table:style-name="ce34" table:formula="of:=100 - 100 * [.N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100 - 100 * [.D22]/[.C22]" office:value-type="float" office:value="96.0669456066946">
            <text:p>96.07</text:p>
          </table:table-cell>
          <table:table-cell table:style-name="ce32" table:formula="of:=100 - 100 * [.E22]/[.C22]" office:value-type="float" office:value="96.1506276150628">
            <text:p>96.15</text:p>
          </table:table-cell>
          <table:table-cell table:style-name="ce32" table:formula="of:=100 - 100 * [.F22]/[.C22]" office:value-type="float" office:value="95.5927475592748">
            <text:p>95.59</text:p>
          </table:table-cell>
          <table:table-cell table:style-name="ce32" table:formula="of:=100 - 100 * [.G22]/[.C22]" office:value-type="float" office:value="5.35564853556485">
            <text:p>5.36</text:p>
          </table:table-cell>
          <table:table-cell table:style-name="ce32" table:formula="of:=100 - 100 * [.H22]/[.C22]" office:value-type="float" office:value="8.36820083682008">
            <text:p>8.37</text:p>
          </table:table-cell>
          <table:table-cell table:style-name="ce32" table:formula="of:=100 - 100 * [.I22]/[.C22]" office:value-type="float" office:value="11.3807531380753">
            <text:p>11.38</text:p>
          </table:table-cell>
          <table:table-cell table:style-name="ce32" table:formula="of:=100 - 100 * [.J22]/[.C22]" office:value-type="float" office:value="14.5606694560669">
            <text:p>14.56</text:p>
          </table:table-cell>
          <table:table-cell table:style-name="ce32" table:formula="of:=100 - 100 * [.K22]/[.C22]" office:value-type="float" office:value="11.1854951185495">
            <text:p>11.19</text:p>
          </table:table-cell>
          <table:table-cell table:style-name="ce32" table:formula="of:=100 - 100 * [.L22]/[.C22]" office:value-type="float" office:value="0">
            <text:p>0.00</text:p>
          </table:table-cell>
          <table:table-cell table:style-name="ce32" table:formula="of:=100 - 100 * [.M22]/[.C22]" office:value-type="float" office:value="96.0669456066946">
            <text:p>96.07</text:p>
          </table:table-cell>
          <table:table-cell table:style-name="ce34" table:formula="of:=100 - 100 * [.N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100 - 100 * [.D23]/[.C23]" office:value-type="float" office:value="70.0636942675159">
            <text:p>70.06</text:p>
          </table:table-cell>
          <table:table-cell table:style-name="ce32" table:formula="of:=100 - 100 * [.E23]/[.C23]" office:value-type="float" office:value="71.9745222929936">
            <text:p>71.97</text:p>
          </table:table-cell>
          <table:table-cell table:style-name="ce32" table:formula="of:=100 - 100 * [.F23]/[.C23]" office:value-type="float" office:value="68.7898089171974">
            <text:p>68.79</text:p>
          </table:table-cell>
          <table:table-cell table:style-name="ce32" table:formula="of:=100 - 100 * [.G23]/[.C23]" office:value-type="float" office:value="6.36942675159236">
            <text:p>6.37</text:p>
          </table:table-cell>
          <table:table-cell table:style-name="ce32" table:formula="of:=100 - 100 * [.H23]/[.C23]" office:value-type="float" office:value="11.4649681528662">
            <text:p>11.46</text:p>
          </table:table-cell>
          <table:table-cell table:style-name="ce32" table:formula="of:=100 - 100 * [.I23]/[.C23]" office:value-type="float" office:value="21.656050955414">
            <text:p>21.66</text:p>
          </table:table-cell>
          <table:table-cell table:style-name="ce32" table:formula="of:=100 - 100 * [.J23]/[.C23]" office:value-type="float" office:value="26.7515923566879">
            <text:p>26.75</text:p>
          </table:table-cell>
          <table:table-cell table:style-name="ce32" table:formula="of:=100 - 100 * [.K23]/[.C23]" office:value-type="float" office:value="15.9235668789809">
            <text:p>15.92</text:p>
          </table:table-cell>
          <table:table-cell table:style-name="ce32" table:formula="of:=100 - 100 * [.L23]/[.C23]" office:value-type="float" office:value="38.8535031847134">
            <text:p>38.85</text:p>
          </table:table-cell>
          <table:table-cell table:style-name="ce32" table:formula="of:=100 - 100 * [.M23]/[.C23]" office:value-type="float" office:value="70.9129511677282">
            <text:p>70.91</text:p>
          </table:table-cell>
          <table:table-cell table:style-name="ce34" table:formula="of:=100 - 100 * [.N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100 - 100 * [.D24]/[.C24]" office:value-type="float" office:value="0">
            <text:p>0.00</text:p>
          </table:table-cell>
          <table:table-cell table:style-name="ce32" table:formula="of:=100 - 100 * [.E24]/[.C24]" office:value-type="float" office:value="0">
            <text:p>0.00</text:p>
          </table:table-cell>
          <table:table-cell table:style-name="ce32" table:formula="of:=100 - 100 * [.F24]/[.C24]" office:value-type="float" office:value="0">
            <text:p>0.00</text:p>
          </table:table-cell>
          <table:table-cell table:style-name="ce32" table:formula="of:=100 - 100 * [.G24]/[.C24]" office:value-type="float" office:value="0">
            <text:p>0.00</text:p>
          </table:table-cell>
          <table:table-cell table:style-name="ce32" table:formula="of:=100 - 100 * [.H24]/[.C24]" office:value-type="float" office:value="0">
            <text:p>0.00</text:p>
          </table:table-cell>
          <table:table-cell table:style-name="ce32" table:formula="of:=100 - 100 * [.I24]/[.C24]" office:value-type="float" office:value="0">
            <text:p>0.00</text:p>
          </table:table-cell>
          <table:table-cell table:style-name="ce32" table:formula="of:=100 - 100 * [.J24]/[.C24]" office:value-type="float" office:value="0">
            <text:p>0.00</text:p>
          </table:table-cell>
          <table:table-cell table:style-name="ce32" table:formula="of:=100 - 100 * [.K24]/[.C24]" office:value-type="float" office:value="0">
            <text:p>0.00</text:p>
          </table:table-cell>
          <table:table-cell table:style-name="ce32" table:formula="of:=100 - 100 * [.L24]/[.C24]" office:value-type="float" office:value="0">
            <text:p>0.00</text:p>
          </table:table-cell>
          <table:table-cell table:style-name="ce32" table:formula="of:=100 - 100 * [.M24]/[.C24]" office:value-type="float" office:value="0">
            <text:p>0.00</text:p>
          </table:table-cell>
          <table:table-cell table:style-name="ce34" table:formula="of:=100 - 100 * [.N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100 - 100 * [.D25]/[.C25]" office:value-type="float" office:value="96.2384669978708">
            <text:p>96.24</text:p>
          </table:table-cell>
          <table:table-cell table:style-name="ce32" table:formula="of:=100 - 100 * [.E25]/[.C25]" office:value-type="float" office:value="97.1611071682044">
            <text:p>97.16</text:p>
          </table:table-cell>
          <table:table-cell table:style-name="ce32" table:formula="of:=100 - 100 * [.F25]/[.C25]" office:value-type="float" office:value="96.0728649160161">
            <text:p>96.07</text:p>
          </table:table-cell>
          <table:table-cell table:style-name="ce32" table:formula="of:=100 - 100 * [.G25]/[.C25]" office:value-type="float" office:value="3.40667139815471">
            <text:p>3.41</text:p>
          </table:table-cell>
          <table:table-cell table:style-name="ce32" table:formula="of:=100 - 100 * [.H25]/[.C25]" office:value-type="float" office:value="6.81334279630944">
            <text:p>6.81</text:p>
          </table:table-cell>
          <table:table-cell table:style-name="ce32" table:formula="of:=100 - 100 * [.I25]/[.C25]" office:value-type="float" office:value="11.3555713271824">
            <text:p>11.36</text:p>
          </table:table-cell>
          <table:table-cell table:style-name="ce32" table:formula="of:=100 - 100 * [.J25]/[.C25]" office:value-type="float" office:value="17.0333569907736">
            <text:p>17.03</text:p>
          </table:table-cell>
          <table:table-cell table:style-name="ce32" table:formula="of:=100 - 100 * [.K25]/[.C25]" office:value-type="float" office:value="32.883841968299">
            <text:p>32.88</text:p>
          </table:table-cell>
          <table:table-cell table:style-name="ce32" table:formula="of:=100 - 100 * [.L25]/[.C25]" office:value-type="float" office:value="87.9347054648687">
            <text:p>87.93</text:p>
          </table:table-cell>
          <table:table-cell table:style-name="ce32" table:formula="of:=100 - 100 * [.M25]/[.C25]" office:value-type="float" office:value="96.6643009226402">
            <text:p>96.66</text:p>
          </table:table-cell>
          <table:table-cell table:style-name="ce34" table:formula="of:=100 - 100 * [.N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100 - 100 * [.D26]/[.C26]" office:value-type="float" office:value="0">
            <text:p>0.00</text:p>
          </table:table-cell>
          <table:table-cell table:style-name="ce32" table:formula="of:=100 - 100 * [.E26]/[.C26]" office:value-type="float" office:value="0">
            <text:p>0.00</text:p>
          </table:table-cell>
          <table:table-cell table:style-name="ce32" table:formula="of:=100 - 100 * [.F26]/[.C26]" office:value-type="float" office:value="0">
            <text:p>0.00</text:p>
          </table:table-cell>
          <table:table-cell table:style-name="ce32" table:formula="of:=100 - 100 * [.G26]/[.C26]" office:value-type="float" office:value="0">
            <text:p>0.00</text:p>
          </table:table-cell>
          <table:table-cell table:style-name="ce32" table:formula="of:=100 - 100 * [.H26]/[.C26]" office:value-type="float" office:value="0">
            <text:p>0.00</text:p>
          </table:table-cell>
          <table:table-cell table:style-name="ce32" table:formula="of:=100 - 100 * [.I26]/[.C26]" office:value-type="float" office:value="0">
            <text:p>0.00</text:p>
          </table:table-cell>
          <table:table-cell table:style-name="ce32" table:formula="of:=100 - 100 * [.J26]/[.C26]" office:value-type="float" office:value="0">
            <text:p>0.00</text:p>
          </table:table-cell>
          <table:table-cell table:style-name="ce32" table:formula="of:=100 - 100 * [.K26]/[.C26]" office:value-type="float" office:value="0">
            <text:p>0.00</text:p>
          </table:table-cell>
          <table:table-cell table:style-name="ce32" table:formula="of:=100 - 100 * [.L26]/[.C26]" office:value-type="float" office:value="0">
            <text:p>0.00</text:p>
          </table:table-cell>
          <table:table-cell table:style-name="ce32" table:formula="of:=100 - 100 * [.M26]/[.C26]" office:value-type="float" office:value="0">
            <text:p>0.00</text:p>
          </table:table-cell>
          <table:table-cell table:style-name="ce34" table:formula="of:=100 - 100 * [.N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72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27]/[.C27]" office:value-type="float" office:value="99.7631662475279">
            <text:p>99.76</text:p>
          </table:table-cell>
          <table:table-cell table:style-name="ce32" table:formula="of:=100 - 100 * [.E27]/[.C27]" office:value-type="float" office:value="99.7533999072198">
            <text:p>99.75</text:p>
          </table:table-cell>
          <table:table-cell table:style-name="ce32" table:formula="of:=100 - 100 * [.F27]/[.C27]" office:value-type="float" office:value="99.4962196124391">
            <text:p>99.50</text:p>
          </table:table-cell>
          <table:table-cell table:style-name="ce32" table:formula="of:=100 - 100 * [.G27]/[.C27]" office:value-type="float" office:value="0">
            <text:p>0.00</text:p>
          </table:table-cell>
          <table:table-cell table:style-name="ce32" table:formula="of:=100 - 100 * [.H27]/[.C27]" office:value-type="float" office:value="20.0014649510462">
            <text:p>20.00</text:p>
          </table:table-cell>
          <table:table-cell table:style-name="ce32" table:formula="of:=100 - 100 * [.I27]/[.C27]" office:value-type="float" office:value="35.0025636643309">
            <text:p>35.00</text:p>
          </table:table-cell>
          <table:table-cell table:style-name="ce32" table:formula="of:=100 - 100 * [.J27]/[.C27]" office:value-type="float" office:value="52.5038454964963">
            <text:p>52.50</text:p>
          </table:table-cell>
          <table:table-cell table:style-name="ce32" table:formula="of:=100 - 100 * [.K27]/[.C27]" office:value-type="float" office:value="17.5175590660123">
            <text:p>17.52</text:p>
          </table:table-cell>
          <table:table-cell table:style-name="ce32" table:formula="of:=100 - 100 * [.L27]/[.C27]" office:value-type="float" office:value="0">
            <text:p>0.00</text:p>
          </table:table-cell>
          <table:table-cell table:style-name="ce32" table:formula="of:=100 - 100 * [.M27]/[.C27]" office:value-type="float" office:value="99.7713048644513">
            <text:p>99.77</text:p>
          </table:table-cell>
          <table:table-cell table:style-name="ce34" table:formula="of:=100 - 100 * [.N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74" office:value-type="string">
            <text:p>Avg</text:p>
          </table:table-cell>
          <table:table-cell table:style-name="ce80" table:formula="of:=SUM([.B32:.B56])/25" office:value-type="float" office:value="27.44">
            <text:p>27.44</text:p>
          </table:table-cell>
          <table:table-cell table:style-name="ce80" table:formula="of:=SUM([.C32:.C56])/25" office:value-type="float" office:value="6382.72">
            <text:p>6382.72</text:p>
          </table:table-cell>
          <table:table-cell table:style-name="ce80" table:formula="of:=SUM([.D32:.D56])/25" office:value-type="float" office:value="43.7913756672647">
            <text:p>43.79</text:p>
          </table:table-cell>
          <table:table-cell table:style-name="ce80" table:formula="of:=SUM([.E32:.E56])/25" office:value-type="float" office:value="44.867333549821">
            <text:p>44.87</text:p>
          </table:table-cell>
          <table:table-cell table:style-name="ce80" table:formula="of:=SUM([.F32:.F56])/25" office:value-type="float" office:value="44.1984264963136">
            <text:p>44.20</text:p>
          </table:table-cell>
          <table:table-cell table:style-name="ce80" table:formula="of:=SUM([.G32:.G56])/25" office:value-type="float" office:value="1.53381123789575">
            <text:p>1.53</text:p>
          </table:table-cell>
          <table:table-cell table:style-name="ce80" table:formula="of:=SUM([.H32:.H56])/25" office:value-type="float" office:value="5.71130009411501">
            <text:p>5.71</text:p>
          </table:table-cell>
          <table:table-cell table:style-name="ce80" table:formula="of:=SUM([.I32:.I56])/25" office:value-type="float" office:value="9.29400287844994">
            <text:p>9.29</text:p>
          </table:table-cell>
          <table:table-cell table:style-name="ce80" table:formula="of:=SUM([.J32:.J56])/25" office:value-type="float" office:value="12.8801588221739">
            <text:p>12.88</text:p>
          </table:table-cell>
          <table:table-cell table:style-name="ce80" table:formula="of:=SUM([.K32:.K56])/25" office:value-type="float" office:value="7.76507302962043">
            <text:p>7.77</text:p>
          </table:table-cell>
          <table:table-cell table:style-name="ce80" table:formula="of:=SUM([.L32:.L56])/25" office:value-type="float" office:value="12.376532798845">
            <text:p>12.38</text:p>
          </table:table-cell>
          <table:table-cell table:style-name="ce80" table:formula="of:=SUM([.M32:.M56])/25" office:value-type="float" office:value="40.3438332707336">
            <text:p>40.34</text:p>
          </table:table-cell>
          <table:table-cell table:style-name="ce88" table:formula="of:=SUM([.N32:.N56])/25" office:value-type="float" office:value="46.7618397161827">
            <text:p>46.76</text:p>
          </table:table-cell>
          <table:table-cell table:number-columns-repeated="1009"/>
        </table:table-row>
        <table:table-row table:style-name="ro6">
          <table:table-cell table:style-name="ce75" office:value-type="string">
            <text:p>Avg<text:span text:style-name="T1">val(xi) &gt; 0</text:span></text:p>
          </table:table-cell>
          <table:table-cell table:style-name="ce32" table:formula="of:=SUM([.B32:.B56])/25" office:value-type="float" office:value="27.44">
            <text:p>27.44</text:p>
          </table:table-cell>
          <table:table-cell table:style-name="ce32" table:formula="of:=SUM([.C32:.C56])/25" office:value-type="float" office:value="6382.72">
            <text:p>6382.72</text:p>
          </table:table-cell>
          <table:table-cell table:style-name="ce81" table:formula="of:=AVERAGEA([.D32];[.D33];[.D35];[.D36];[.D37];[.D38];[.D40];[.D41];[.D42];[.D43];[.D44];[.D45];[.D46];[.D47];[.D48];[.D51];[.D52];[.D54];[.D56])" office:value-type="float" office:value="57.6202311411377">
            <text:p>57.62</text:p>
          </table:table-cell>
          <table:table-cell table:style-name="ce81" table:formula="of:=AVERAGEA([.E32];[.E33];[.E35];[.E36];[.E37];[.E38];[.E40];[.E41];[.E42];[.E43];[.E44];[.E45];[.E46];[.E47];[.E48];[.E51];[.E52];[.E54];[.E56])" office:value-type="float" office:value="59.0359651971329">
            <text:p>59.04</text:p>
          </table:table-cell>
          <table:table-cell table:style-name="ce81" table:formula="of:=AVERAGEA([.F32];[.F33];[.F35];[.F36];[.F37];[.F38];[.F40];[.F41];[.F42];[.F43];[.F44];[.F45];[.F46];[.F47];[.F48];[.F51];[.F52];[.F54];[.F56])" office:value-type="float" office:value="58.1558243372548">
            <text:p>58.16</text:p>
          </table:table-cell>
          <table:table-cell table:style-name="ce81" table:formula="of:=AVERAGEA([.G32];[.G33];[.G37];[.G38];[.G40];[.G42];[.G45];[.G46];[.G48];[.G51];[.G52];[.G54])" office:value-type="float" office:value="3.19544007894949">
            <text:p>3.20</text:p>
          </table:table-cell>
          <table:table-cell table:style-name="ce81" table:formula="of:=AVERAGEA([.H32];[.H33];[.H35];[.H36];[.H37];[.H38];[.H40];[.H41];[.H42];[.H43];[.H44];[.H45];[.H46];[.H47];[.H48];[.H51];[.H52];[.H54];[.H56])" office:value-type="float" office:value="7.51486854488817">
            <text:p>7.51</text:p>
          </table:table-cell>
          <table:table-cell table:style-name="ce81" table:formula="of:=AVERAGEA([.I32];[.I33];[.I35];[.I36];[.I37];[.I38];[.I40];[.I41];[.I42];[.I43];[.I44];[.I45];[.I46];[.I47];[.I48];[.I51];[.I52];[.I54];[.I56])" office:value-type="float" office:value="12.2289511558552">
            <text:p>12.23</text:p>
          </table:table-cell>
          <table:table-cell table:style-name="ce81" table:formula="of:=AVERAGEA([.J32];[.J33];[.J35];[.J37];[.J38];[.J40];[.J41];[.J42];[.J43];[.J44];[.J45];[.J46];[.J47];[.J48];[.J51];[.J52];[.J54];[.J56])" office:value-type="float" office:value="17.8891094752415">
            <text:p>17.89</text:p>
          </table:table-cell>
          <table:table-cell table:style-name="ce81" table:formula="of:=AVERAGEA([.K32];[.K33];[.K35];[.K36];[.K37];[.K38];[.K40];[.K41];[.K42];[.K44];[.K45];[.K46];[.K47];[.K48];[.K51];[.K52];[.K54];[.K56])" office:value-type="float" office:value="10.7848236522506">
            <text:p>10.78</text:p>
          </table:table-cell>
          <table:table-cell table:style-name="ce81" table:formula="of:=AVERAGEA([.L32];[.L33];[.L35];[.L38];[.L42];[.L46];[.L47];[.L52];[.L54])" office:value-type="float" office:value="34.3792577745694">
            <text:p>34.38</text:p>
          </table:table-cell>
          <table:table-cell table:style-name="ce81" table:formula="of:=AVERAGEA([.M32];[.M33];[.M35];[.M36];[.M38];[.M40];[.M42];[.M43];[.M44];[.M45];[.M46];[.M47];[.M48];[.M51];[.M52];[.M54];[.M56])" office:value-type="float" office:value="59.3291665746083">
            <text:p>59.33</text:p>
          </table:table-cell>
          <table:table-cell table:style-name="ce89" table:formula="of:=AVERAGEA([.N32];[.N33];[.N35];[.N36];[.N37];[.N38];[.N40];[.N41];[.N42];[.N43];[.N44];[.N45];[.N46];[.N47];[.N48];[.N51];[.N52];[.N54];[.N56])" office:value-type="float" office:value="61.5287364686615">
            <text:p>61.53</text:p>
          </table:table-cell>
          <table:table-cell table:number-columns-repeated="1009"/>
        </table:table-row>
        <table:table-row table:style-name="ro6">
          <table:table-cell table:style-name="ce76" office:value-type="string">
            <text:p><text:span text:style-name="T2">s</text:span><text:span text:style-name="T3"> </text:span></text:p>
          </table:table-cell>
          <table:table-cell table:style-name="ce32" table:number-columns-repeated="2"/>
          <table:table-cell table:style-name="ce82" table:formula="of:=STDEVPA([.D32:.D56])" office:value-type="float" office:value="38.2779589772212">
            <text:p>38.28</text:p>
          </table:table-cell>
          <table:table-cell table:style-name="ce82" table:formula="of:=STDEVPA([.E32:.E56])" office:value-type="float" office:value="38.7804461372749">
            <text:p>38.78</text:p>
          </table:table-cell>
          <table:table-cell table:style-name="ce82" table:formula="of:=STDEVPA([.F32:.F56])" office:value-type="float" office:value="38.4782644170929">
            <text:p>38.48</text:p>
          </table:table-cell>
          <table:table-cell table:style-name="ce82" table:formula="of:=STDEVPA([.G32:.G56])" office:value-type="float" office:value="1.91303353647416">
            <text:p>1.91</text:p>
          </table:table-cell>
          <table:table-cell table:style-name="ce82" table:formula="of:=STDEVPA([.H32:.H56])" office:value-type="float" office:value="6.12311373737478">
            <text:p>6.12</text:p>
          </table:table-cell>
          <table:table-cell table:style-name="ce82" table:formula="of:=STDEVPA([.I32:.I56])" office:value-type="float" office:value="10.7879369149042">
            <text:p>10.79</text:p>
          </table:table-cell>
          <table:table-cell table:style-name="ce82" table:formula="of:=STDEVPA([.J32:.J56])" office:value-type="float" office:value="16.2483098789427">
            <text:p>16.25</text:p>
          </table:table-cell>
          <table:table-cell table:style-name="ce82" table:formula="of:=STDEVPA([.K32:.K56])" office:value-type="float" office:value="8.3774996234844">
            <text:p>8.38</text:p>
          </table:table-cell>
          <table:table-cell table:style-name="ce82" table:formula="of:=STDEVPA([.L32:.L56])" office:value-type="float" office:value="22.668519801689">
            <text:p>22.67</text:p>
          </table:table-cell>
          <table:table-cell table:style-name="ce82" table:formula="of:=STDEVPA([.M32:.M56])" office:value-type="float" office:value="38.7355228381184">
            <text:p>38.74</text:p>
          </table:table-cell>
          <table:table-cell table:style-name="ce90" table:formula="of:=STDEVPA([.N32:.N56])" office:value-type="float" office:value="40.2933784985425">
            <text:p>40.29</text:p>
          </table:table-cell>
          <table:table-cell table:style-name="ce92" table:number-columns-repeated="1009"/>
        </table:table-row>
        <table:table-row table:style-name="ro7">
          <table:table-cell table:style-name="ce77" office:value-type="string">
            <text:p><text:span text:style-name="T2">s</text:span><text:span text:style-name="T4">val(xi) &gt; 0</text:span></text:p>
          </table:table-cell>
          <table:table-cell table:style-name="ce33" table:number-columns-repeated="2"/>
          <table:table-cell table:style-name="ce83" table:formula="of:=STDEV([.D32:.D33];[.D35];[.D36];[.D37];[.D38];[.D40];[.D41];[.D42];[.D43];[.D44];[.D45];[.D46];[.D47];[.D48];[.D51];[.D52];[.D54];[.D56])" office:value-type="float" office:value="34.5530497600176">
            <text:p>34.55</text:p>
          </table:table-cell>
          <table:table-cell table:style-name="ce83" table:formula="of:=STDEV([.E32:.E33];[.E35];[.E36];[.E37];[.E38];[.E40];[.E41];[.E42];[.E43];[.E44];[.E45];[.E46];[.E47];[.E48];[.E51];[.E52];[.E54];[.E56])" office:value-type="float" office:value="34.7253965768409">
            <text:p>34.73</text:p>
          </table:table-cell>
          <table:table-cell table:style-name="ce83" table:formula="of:=STDEV([.F32:.F33];[.F35];[.F36];[.F37];[.F38];[.F40];[.F41];[.F42];[.F43];[.F44];[.F45];[.F46];[.F47];[.F48];[.F51];[.F52];[.F54];[.F56])" office:value-type="float" office:value="34.6346368458391">
            <text:p>34.63</text:p>
          </table:table-cell>
          <table:table-cell table:style-name="ce83" table:formula="of:=STDEV([.G32];[.G33];[.G37];[.G38];[.G40];[.G42];[.G45];[.G46];[.G48];[.G51];[.G52];[.G54])" office:value-type="float" office:value="1.58907657723176">
            <text:p>1.59</text:p>
          </table:table-cell>
          <table:table-cell table:style-name="ce83" table:formula="of:=STDEV([.H32];[.H33];[.H35];[.H36];[.H37];[.H38];[.H40];[.H41];[.H42];[.H43];[.H44];[.H45];[.H46];[.H47];[.H48];[.H51];[.H52];[.H54];[.H56])" office:value-type="float" office:value="6.14543656099839">
            <text:p>6.15</text:p>
          </table:table-cell>
          <table:table-cell table:style-name="ce83" table:formula="of:=STDEV([.I32];[.I33];[.I35];[.I36];[.I37];[.I38];[.I40];[.I41];[.I42];[.I43];[.I44];[.I45];[.I46];[.I47];[.I48];[.I51];[.I52];[.I54];[.I56])" office:value-type="float" office:value="11.1244328907668">
            <text:p>11.12</text:p>
          </table:table-cell>
          <table:table-cell table:style-name="ce83" table:formula="of:=STDEV([.J32];[.J33];[.J35];[.J37];[.J38];[.J40];[.J41];[.J42];[.J43];[.J44];[.J45];[.J46];[.J47];[.J48];[.J51];[.J52];[.J54];[.J56])" office:value-type="float" office:value="17.1280426227165">
            <text:p>17.13</text:p>
          </table:table-cell>
          <table:table-cell table:style-name="ce83" table:formula="of:=STDEV([.K32];[.K33];[.K35];[.K36];[.K37];[.K38];[.K40];[.K41];[.K42];[.K44];[.K45];[.K46];[.K47];[.K48];[.K51];[.K52];[.K54];[.K56])" office:value-type="float" office:value="8.29013551169279">
            <text:p>8.29</text:p>
          </table:table-cell>
          <table:table-cell table:style-name="ce83" table:formula="of:=STDEV([.L32];[.L33];[.L35];[.L38];[.L42];[.L46];[.L47];[.L52];[.L54])" office:value-type="float" office:value="27.4740981809201">
            <text:p>27.47</text:p>
          </table:table-cell>
          <table:table-cell table:style-name="ce83" table:formula="of:=STDEV([.M32:.M33];[.M35];[.M36];[.M38];[.M40];[.M42];[.M43];[.M44];[.M45];[.M46];[.M47];[.M48];[.M51];[.M52];[.M54];[.M56])" office:value-type="float" office:value="33.8770665453961">
            <text:p>33.88</text:p>
          </table:table-cell>
          <table:table-cell table:style-name="ce91" table:formula="of:=STDEV([.N32:.N33];[.N35];[.N36];[.N37];[.N38];[.N40];[.N41];[.N42];[.N43];[.N44];[.N45];[.N46];[.N47];[.N48];[.N51];[.N52];[.N54];[.N56])" office:value-type="float" office:value="35.9982463265377">
            <text:p>36.00</text:p>
          </table:table-cell>
          <table:table-cell table:number-columns-repeated="100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phs" table:style-name="ta1">
        <table:shapes>
          <draw:frame draw:z-index="0" draw:style-name="gr1" svg:width="17.305cm" svg:height="8.994cm" svg:x="20.525cm" svg:y="3.443cm">
            <draw:object draw:notify-on-update-of-ranges="Graphs.B1:Graphs.B1 Graphs.C1:Graphs.C1 Graphs.D1:Graphs.D1 Graphs.K1:Graphs.K1 Graphs.L1:Graphs.L1 Graphs.M1:Graphs.M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20.426cm" svg:height="9.088cm" svg:x="0.019cm" svg:y="3.293cm">
            <draw:object draw:notify-on-update-of-ranges="Graphs.A1:Graphs.A1 Graphs.B1:Graphs.L1 Graphs.A3:Graphs.A3 Graphs.B3:Graphs.L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row table:style-name="ro6">
          <table:table-cell table:style-name="ce93" office:value-type="string">
            <text:p>Algorithm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9" office:value-type="string">
            <text:p>Isifting</text:p>
          </table:table-cell>
        </table:table-row>
        <table:table-row table:style-name="ro1">
          <table:table-cell table:style-name="ce94" office:value-type="string">
            <text:p>Avg</text:p>
          </table:table-cell>
          <table:table-cell table:style-name="ce32" table:formula="of:=[$Comparison.$D$57]" office:value-type="float" office:value="43.7913756672647">
            <text:p>43.79</text:p>
          </table:table-cell>
          <table:table-cell table:style-name="ce32" table:formula="of:=[$Comparison.$E$57]" office:value-type="float" office:value="44.867333549821">
            <text:p>44.87</text:p>
          </table:table-cell>
          <table:table-cell table:style-name="ce32" table:formula="of:=[$Comparison.$F$57]" office:value-type="float" office:value="44.1984264963136">
            <text:p>44.20</text:p>
          </table:table-cell>
          <table:table-cell table:style-name="ce32" table:formula="of:=[$Comparison.$G$57]" office:value-type="float" office:value="1.53381123789575">
            <text:p>1.53</text:p>
          </table:table-cell>
          <table:table-cell table:style-name="ce32" table:formula="of:=[$Comparison.$H$57]" office:value-type="float" office:value="5.71130009411501">
            <text:p>5.71</text:p>
          </table:table-cell>
          <table:table-cell table:style-name="ce32" table:formula="of:=[$Comparison.$I$57]" office:value-type="float" office:value="9.29400287844994">
            <text:p>9.29</text:p>
          </table:table-cell>
          <table:table-cell table:style-name="ce32" table:formula="of:=[$Comparison.$J$57]" office:value-type="float" office:value="12.8801588221739">
            <text:p>12.88</text:p>
          </table:table-cell>
          <table:table-cell table:style-name="ce32" table:formula="of:=[$Comparison.$K$57]" office:value-type="float" office:value="7.76507302962043">
            <text:p>7.77</text:p>
          </table:table-cell>
          <table:table-cell table:style-name="ce32" table:formula="of:=[$Comparison.$L$57]" office:value-type="float" office:value="12.376532798845">
            <text:p>12.38</text:p>
          </table:table-cell>
          <table:table-cell table:style-name="ce32" table:formula="of:=[$Comparison.$M$57]" office:value-type="float" office:value="40.3438332707336">
            <text:p>40.34</text:p>
          </table:table-cell>
          <table:table-cell table:style-name="ce34" table:formula="of:=[$Comparison.$N$57]" office:value-type="float" office:value="46.7618397161827">
            <text:p>46.76</text:p>
          </table:table-cell>
        </table:table-row>
        <table:table-row table:style-name="ro1">
          <table:table-cell table:style-name="ce95" office:value-type="string">
            <text:p>Avg when Reduct. Perc. &gt; 0</text:p>
          </table:table-cell>
          <table:table-cell table:style-name="ce81" table:formula="of:=[$Comparison.$D$58]" office:value-type="float" office:value="57.6202311411377">
            <text:p>57.62</text:p>
          </table:table-cell>
          <table:table-cell table:style-name="ce81" table:formula="of:=[$Comparison.$E$58]" office:value-type="float" office:value="59.0359651971329">
            <text:p>59.04</text:p>
          </table:table-cell>
          <table:table-cell table:style-name="ce81" table:formula="of:=[$Comparison.$F$58]" office:value-type="float" office:value="58.1558243372548">
            <text:p>58.16</text:p>
          </table:table-cell>
          <table:table-cell table:style-name="ce81" table:formula="of:=[$Comparison.$G$58]" office:value-type="float" office:value="3.19544007894949">
            <text:p>3.20</text:p>
          </table:table-cell>
          <table:table-cell table:style-name="ce81" table:formula="of:=[$Comparison.$H$58]" office:value-type="float" office:value="7.51486854488817">
            <text:p>7.51</text:p>
          </table:table-cell>
          <table:table-cell table:style-name="ce81" table:formula="of:=[$Comparison.$I$58]" office:value-type="float" office:value="12.2289511558552">
            <text:p>12.23</text:p>
          </table:table-cell>
          <table:table-cell table:style-name="ce81" table:formula="of:=[$Comparison.$J$58]" office:value-type="float" office:value="17.8891094752415">
            <text:p>17.89</text:p>
          </table:table-cell>
          <table:table-cell table:style-name="ce81" table:formula="of:=[$Comparison.$K$58]" office:value-type="float" office:value="10.7848236522506">
            <text:p>10.78</text:p>
          </table:table-cell>
          <table:table-cell table:style-name="ce81" table:formula="of:=[$Comparison.$L$58]" office:value-type="float" office:value="34.3792577745694">
            <text:p>34.38</text:p>
          </table:table-cell>
          <table:table-cell table:style-name="ce81" table:formula="of:=[$Comparison.$M$58]" office:value-type="float" office:value="59.3291665746083">
            <text:p>59.33</text:p>
          </table:table-cell>
          <table:table-cell table:style-name="ce89" table:formula="of:=[$Comparison.$N$58]" office:value-type="float" office:value="61.5287364686615">
            <text:p>61.53</text:p>
          </table:table-cell>
        </table:table-row>
        <table:table-row table:style-name="ro1">
          <table:table-cell table:style-name="ce76" office:value-type="string">
            <text:p><text:span text:style-name="T6">Std. Dev</text:span></text:p>
          </table:table-cell>
          <table:table-cell table:style-name="ce82" table:formula="of:=[$Comparison.$D$59]" office:value-type="float" office:value="38.2779589772212">
            <text:p>38.28</text:p>
          </table:table-cell>
          <table:table-cell table:style-name="ce82" table:formula="of:=[$Comparison.$E$59]" office:value-type="float" office:value="38.7804461372749">
            <text:p>38.78</text:p>
          </table:table-cell>
          <table:table-cell table:style-name="ce82" table:formula="of:=[$Comparison.$F$59]" office:value-type="float" office:value="38.4782644170929">
            <text:p>38.48</text:p>
          </table:table-cell>
          <table:table-cell table:style-name="ce82" table:formula="of:=[$Comparison.$G$59]" office:value-type="float" office:value="1.91303353647416">
            <text:p>1.91</text:p>
          </table:table-cell>
          <table:table-cell table:style-name="ce82" table:formula="of:=[$Comparison.$H$59]" office:value-type="float" office:value="6.12311373737478">
            <text:p>6.12</text:p>
          </table:table-cell>
          <table:table-cell table:style-name="ce82" table:formula="of:=[$Comparison.$I$59]" office:value-type="float" office:value="10.7879369149042">
            <text:p>10.79</text:p>
          </table:table-cell>
          <table:table-cell table:style-name="ce82" table:formula="of:=[$Comparison.$J$59]" office:value-type="float" office:value="16.2483098789427">
            <text:p>16.25</text:p>
          </table:table-cell>
          <table:table-cell table:style-name="ce82" table:formula="of:=[$Comparison.$K$59]" office:value-type="float" office:value="8.3774996234844">
            <text:p>8.38</text:p>
          </table:table-cell>
          <table:table-cell table:style-name="ce82" table:formula="of:=[$Comparison.$L$59]" office:value-type="float" office:value="22.668519801689">
            <text:p>22.67</text:p>
          </table:table-cell>
          <table:table-cell table:style-name="ce82" table:formula="of:=[$Comparison.$M$59]" office:value-type="float" office:value="38.7355228381184">
            <text:p>38.74</text:p>
          </table:table-cell>
          <table:table-cell table:style-name="ce90" table:formula="of:=[$Comparison.$N$59]" office:value-type="float" office:value="40.2933784985425">
            <text:p>40.29</text:p>
          </table:table-cell>
        </table:table-row>
        <table:table-row table:style-name="ro1">
          <table:table-cell table:style-name="ce77" office:value-type="string">
            <text:p>Std. Dev. when Reduct. Perc. &gt; 0</text:p>
          </table:table-cell>
          <table:table-cell table:style-name="ce83" table:formula="of:=[$Comparison.$D$60]" office:value-type="float" office:value="34.5530497600176">
            <text:p>34.55</text:p>
          </table:table-cell>
          <table:table-cell table:style-name="ce83" table:formula="of:=[$Comparison.$E$60]" office:value-type="float" office:value="34.7253965768409">
            <text:p>34.73</text:p>
          </table:table-cell>
          <table:table-cell table:style-name="ce83" table:formula="of:=[$Comparison.$F$60]" office:value-type="float" office:value="34.6346368458391">
            <text:p>34.63</text:p>
          </table:table-cell>
          <table:table-cell table:style-name="ce83" table:formula="of:=[$Comparison.$G$60]" office:value-type="float" office:value="1.58907657723176">
            <text:p>1.59</text:p>
          </table:table-cell>
          <table:table-cell table:style-name="ce83" table:formula="of:=[$Comparison.$H$60]" office:value-type="float" office:value="6.14543656099839">
            <text:p>6.15</text:p>
          </table:table-cell>
          <table:table-cell table:style-name="ce83" table:formula="of:=[$Comparison.$I$60]" office:value-type="float" office:value="11.1244328907668">
            <text:p>11.12</text:p>
          </table:table-cell>
          <table:table-cell table:style-name="ce83" table:formula="of:=[$Comparison.$J$60]" office:value-type="float" office:value="17.1280426227165">
            <text:p>17.13</text:p>
          </table:table-cell>
          <table:table-cell table:style-name="ce83" table:formula="of:=[$Comparison.$K$60]" office:value-type="float" office:value="8.29013551169279">
            <text:p>8.29</text:p>
          </table:table-cell>
          <table:table-cell table:style-name="ce83" table:formula="of:=[$Comparison.$L$60]" office:value-type="float" office:value="27.4740981809201">
            <text:p>27.47</text:p>
          </table:table-cell>
          <table:table-cell table:style-name="ce83" table:formula="of:=[$Comparison.$M$60]" office:value-type="float" office:value="33.8770665453961">
            <text:p>33.88</text:p>
          </table:table-cell>
          <table:table-cell table:style-name="ce91" table:formula="of:=[$Comparison.$N$60]" office:value-type="float" office:value="35.9982463265377">
            <text:p>36.00</text:p>
          </table:table-cell>
        </table:table-row>
        <table:table-row table:style-name="ro2" table:number-rows-repeated="104857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3T23:12:02</dc:date>
    <dc:creator>diegoj </dc:creator>
    <meta:editing-duration>P1DT16H37M10S</meta:editing-duration>
    <meta:editing-cycles>168</meta:editing-cycles>
    <meta:generator>LibreOffice/3.5$Linux_X86_64 LibreOffice_project/350m1$Build-2</meta:generator>
    <meta:printed-by>diegoj </meta:printed-by>
    <meta:print-date>2014-04-09T20:36:50</meta:print-date>
    <meta:document-statistic meta:table-count="10" meta:cell-count="44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7" chart:values-cell-range-address="Comparison.O3:Comparison.O27" chart:label-cell-address="Comparison.O2:Comparison.O2" chart:class="chart:bar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/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NaN">
                <text:p>NaN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7cm" svg:height="9.089cm" xlink:href=".." xlink:type="simple" chart:class="chart:bar" chart:style-name="ch1">
        <chart:title svg:x="8.251cm" svg:y="0.317cm" chart:style-name="ch2">
          <text:p>Average Reduction</text:p>
        </chart:title>
        <chart:subtitle svg:x="6.359cm" svg:y="1.277cm" chart:style-name="ch3">
          <text:p>For reduction percentages greater than zero</text:p>
        </chart:subtitle>
        <chart:legend svg:x="14.26cm" svg:y="8.068cm" style:legend-expansion="custom" chartooo:width="4.884cm" chartooo:height="0.604cm" style:legend-expansion-aspect-ratio="8.08609271523179" chart:style-name="ch4"/>
        <chart:plot-area chart:style-name="ch5" table:cell-range-address="Graphs.A1:Graphs.L1 Graphs.A3:Graphs.L3" chart:data-source-has-labels="both" svg:x="1.418cm" svg:y="2.341cm" svg:width="17.838cm" svg:height="5.564cm">
          <chartooo:coordinate-region svg:x="2.039cm" svg:y="2.54cm" svg:width="17.217cm" svg:height="4.32cm"/>
          <chart:axis chart:dimension="x" chart:name="primary-x" chart:style-name="ch6" chartooo:axis-type="auto">
            <chartooo:date-scale/>
            <chart:title svg:x="9.592cm" svg:y="8.086cm" chart:style-name="ch7">
              <text:p>Algorithm</text:p>
            </chart:title>
            <chart:categories table:cell-range-address="Graphs.B1:Graphs.L1"/>
          </chart:axis>
          <chart:axis chart:dimension="y" chart:name="primary-y" chart:style-name="ch8">
            <chart:title svg:x="0.45cm" svg:y="6.781cm" chart:style-name="ch9">
              <text:p>Reduction percentage</text:p>
            </chart:title>
            <chart:grid chart:style-name="ch10" chart:class="major"/>
          </chart:axis>
          <chart:series chart:style-name="ch11" chart:values-cell-range-address="Graphs.B3:Graphs.L3" chart:label-cell-address="Graphs.A3:Graphs.A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L1</svg:desc>
                </draw:g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K=2</text:p>
              </table:table-cell>
              <table:table-cell office:value-type="string">
                <text:p>WPK=3</text:p>
              </table:table-cell>
              <table:table-cell office:value-type="string">
                <text:p>WPK=4</text:p>
              </table:table-cell>
              <table:table-cell office:value-type="string">
                <text:p>WP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L3</svg:desc>
                </draw:g>
              </table:table-cell>
              <table:table-cell office:value-type="float" office:value="59.0359651971329">
                <text:p>59.0359651971329</text:p>
              </table:table-cell>
              <table:table-cell office:value-type="float" office:value="58.1558243372548">
                <text:p>58.1558243372548</text:p>
              </table:table-cell>
              <table:table-cell office:value-type="float" office:value="3.19544007894949">
                <text:p>3.19544007894949</text:p>
              </table:table-cell>
              <table:table-cell office:value-type="float" office:value="7.51486854488817">
                <text:p>7.51486854488817</text:p>
              </table:table-cell>
              <table:table-cell office:value-type="float" office:value="12.2289511558552">
                <text:p>12.2289511558552</text:p>
              </table:table-cell>
              <table:table-cell office:value-type="float" office:value="17.8891094752415">
                <text:p>17.8891094752415</text:p>
              </table:table-cell>
              <table:table-cell office:value-type="float" office:value="10.7848236522506">
                <text:p>10.7848236522506</text:p>
              </table:table-cell>
              <table:table-cell office:value-type="float" office:value="34.3792577745694">
                <text:p>34.3792577745694</text:p>
              </table:table-cell>
              <table:table-cell office:value-type="float" office:value="59.3291665746083">
                <text:p>59.3291665746083</text:p>
              </table:table-cell>
              <table:table-cell office:value-type="float" office:value="61.5287364686615">
                <text:p>61.528736468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1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1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1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6cm" svg:height="8.995cm" xlink:href=".." xlink:type="simple" chart:class="chart:bar" chart:style-name="ch1">
        <chart:title svg:x="7.022cm" svg:y="0.315cm" chart:style-name="ch2">
          <text:p>Best algorithms</text:p>
        </chart:title>
        <chart:subtitle svg:x="4.561cm" svg:y="1.273cm" chart:style-name="ch3">
          <text:p>Incluing only tests when Reduction is achieved</text:p>
        </chart:subtitle>
        <chart:legend chart:legend-position="end" svg:x="14.567cm" svg:y="2.953cm" style:legend-expansion="high" chart:style-name="ch4"/>
        <chart:plot-area chart:style-name="ch5" table:cell-range-address="Graphs.A3:Graphs.D3 Graphs.A5:Graphs.D5 Graphs.B1:Graphs.D1 Graphs.K1:Graphs.M1 Graphs.K3:Graphs.M3 Graphs.K5:Graphs.M5" chart:data-source-has-labels="both" svg:x="1.357cm" svg:y="2.314cm" svg:width="12.518cm" svg:height="6.082cm">
          <chartooo:coordinate-region svg:x="1.978cm" svg:y="2.513cm" svg:width="11.762cm" svg:height="5.236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7.013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K3:Graphs.K3 Graphs.K5:Graphs.K5" chart:label-cell-address="Graphs.K1:Graphs.K1" chart:class="chart:bar">
            <chart:data-point chart:repeated="2"/>
          </chart:series>
          <chart:series chart:style-name="ch14" chart:values-cell-range-address="Graphs.L3:Graphs.L3 Graphs.L5:Graphs.L5" chart:label-cell-address="Graphs.L1:Graphs.L1" chart:class="chart:bar">
            <chart:data-point chart:repeated="2"/>
          </chart:series>
          <chart:series chart:style-name="ch15" chart:values-cell-range-address="Graphs.M3:Graphs.M3 Graphs.M5:Graphs.M5" chart:label-cell-address="Graphs.M1:Graphs.M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 NR</text:p>
                <draw:g>
                  <svg:desc>Graphs.L1:Graphs.L1</svg:desc>
                </draw:g>
              </table:table-cell>
              <table:table-cell office:value-type="string">
                <text:p/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  <table:table-cell office:value-type="float" office:value="NaN">
                <text:p>NaN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